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left="0.4925in" fo:margin-right="0in" fo:text-indent="0in" style:auto-text-indent="false"/>
      <style:text-properties style:font-name="Courier 10 Pitch" fo:font-size="11pt" style:font-size-asian="11pt" style:font-size-complex="11pt"/>
    </style:style>
    <style:style style:name="P3" style:family="paragraph" style:parent-style-name="Text_20_body">
      <style:paragraph-properties fo:margin-left="0.4925in" fo:margin-right="0in" fo:text-indent="0in" style:auto-text-indent="false"/>
      <style:text-properties style:font-name="Courier 10 Pitch" fo:font-size="11pt" officeooo:paragraph-rsid="000b25a3" style:font-size-asian="11pt" style:font-size-complex="11pt"/>
    </style:style>
    <style:style style:name="P4" style:family="paragraph" style:parent-style-name="Text_20_body">
      <style:paragraph-properties fo:margin-left="0.4925in" fo:margin-right="0in" fo:text-indent="0in" style:auto-text-indent="false"/>
      <style:text-properties style:font-name="Courier 10 Pitch" fo:font-size="11pt" officeooo:paragraph-rsid="010ac27f" style:font-size-asian="11pt" style:font-size-complex="11pt"/>
    </style:style>
    <style:style style:name="P5" style:family="paragraph" style:parent-style-name="Text_20_body">
      <style:paragraph-properties fo:margin-left="0.4925in" fo:margin-right="0in" fo:text-indent="0in" style:auto-text-indent="false"/>
      <style:text-properties style:font-name="Courier 10 Pitch" fo:font-size="11pt" officeooo:paragraph-rsid="0133100b" style:font-size-asian="11pt" style:font-size-complex="11pt"/>
    </style:style>
    <style:style style:name="P6" style:family="paragraph" style:parent-style-name="Text_20_body">
      <style:paragraph-properties fo:margin-left="0.4925in" fo:margin-right="0in" fo:text-indent="0in" style:auto-text-indent="false"/>
      <style:text-properties style:font-name="Courier 10 Pitch" fo:font-size="11pt" officeooo:paragraph-rsid="01a84143" style:font-size-asian="11pt" style:font-size-complex="11pt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style:font-name="Courier 10 Pitch" fo:font-size="11pt" officeooo:paragraph-rsid="01cf9de6" style:font-size-asian="11pt" style:font-size-complex="11pt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style:font-name="Courier 10 Pitch" fo:font-size="11pt" officeooo:paragraph-rsid="01d39337" style:font-size-asian="11pt" style:font-size-complex="11pt"/>
    </style:style>
    <style:style style:name="P9" style:family="paragraph" style:parent-style-name="Text_20_body">
      <style:paragraph-properties fo:margin-left="0.4925in" fo:margin-right="0in" fo:text-indent="0in" style:auto-text-indent="false"/>
      <style:text-properties style:font-name="Courier 10 Pitch" fo:font-size="11pt" officeooo:paragraph-rsid="0009d1a6" style:font-size-asian="11pt" style:font-size-complex="11pt"/>
    </style:style>
    <style:style style:name="P10" style:family="paragraph" style:parent-style-name="Text_20_body">
      <style:paragraph-properties fo:margin-left="0.4925in" fo:margin-right="0in" fo:text-indent="0in" style:auto-text-indent="false"/>
      <style:text-properties style:font-name="Courier 10 Pitch" fo:font-size="11pt" officeooo:rsid="000c2fae" officeooo:paragraph-rsid="000c2fae" style:font-size-asian="11pt" style:font-size-complex="11pt"/>
    </style:style>
    <style:style style:name="P11" style:family="paragraph" style:parent-style-name="Text_20_body">
      <style:paragraph-properties fo:margin-left="0.4925in" fo:margin-right="0in" fo:text-indent="0in" style:auto-text-indent="false"/>
      <style:text-properties style:font-name="Courier 10 Pitch" fo:font-size="11pt" officeooo:rsid="01cf9de6" officeooo:paragraph-rsid="01cf9de6" style:font-size-asian="11pt" style:font-size-complex="11pt"/>
    </style:style>
    <style:style style:name="P12" style:family="paragraph" style:parent-style-name="Text_20_body">
      <style:paragraph-properties fo:margin-left="0.4925in" fo:margin-right="0in" fo:text-indent="0in" style:auto-text-indent="false"/>
      <style:text-properties style:font-name="Courier 10 Pitch" fo:font-size="11pt" officeooo:paragraph-rsid="01d9d3ef" style:font-size-asian="11pt" style:font-size-complex="11pt"/>
    </style:style>
    <style:style style:name="P13" style:family="paragraph" style:parent-style-name="Text_20_body">
      <style:paragraph-properties fo:margin-left="0.4925in" fo:margin-right="0in" fo:text-indent="0in" style:auto-text-indent="false"/>
      <style:text-properties style:font-name="Courier 10 Pitch" fo:font-size="11pt" officeooo:paragraph-rsid="01d43993" style:font-size-asian="11pt" style:font-size-complex="11pt"/>
    </style:style>
    <style:style style:name="P14" style:family="paragraph" style:parent-style-name="Text_20_body">
      <style:paragraph-properties fo:margin-left="0.4925in" fo:margin-right="0in" fo:text-indent="0in" style:auto-text-indent="false"/>
      <style:text-properties style:font-name="Courier 10 Pitch" fo:font-size="11pt" officeooo:paragraph-rsid="01ec2289" style:font-size-asian="11pt" style:font-size-complex="11pt"/>
    </style:style>
    <style:style style:name="P15" style:family="paragraph" style:parent-style-name="Text_20_body">
      <style:paragraph-properties fo:margin-left="0.4925in" fo:margin-right="0in" fo:text-indent="0in" style:auto-text-indent="false"/>
      <style:text-properties style:font-name="Courier 10 Pitch" fo:font-size="11pt" officeooo:rsid="01ec2289" officeooo:paragraph-rsid="01ec2289" style:font-size-asian="11pt" style:font-size-complex="11pt"/>
    </style:style>
    <style:style style:name="P16" style:family="paragraph" style:parent-style-name="Text_20_body">
      <style:paragraph-properties fo:margin-left="0.4925in" fo:margin-right="0in" fo:text-indent="0in" style:auto-text-indent="false"/>
      <style:text-properties style:font-name="Courier 10 Pitch" fo:font-size="11pt" officeooo:rsid="01ec2289" officeooo:paragraph-rsid="01ec870e" style:font-size-asian="11pt" style:font-size-complex="11pt"/>
    </style:style>
    <style:style style:name="P17" style:family="paragraph" style:parent-style-name="Text_20_body">
      <style:paragraph-properties fo:margin-left="0.4925in" fo:margin-right="0in" fo:text-indent="0in" style:auto-text-indent="false"/>
      <style:text-properties style:font-name="Courier 10 Pitch" fo:font-size="11pt" officeooo:rsid="01ec2289" officeooo:paragraph-rsid="01ee7216" style:font-size-asian="11pt" style:font-size-complex="11pt"/>
    </style:style>
    <style:style style:name="P18" style:family="paragraph" style:parent-style-name="Text_20_body">
      <style:paragraph-properties fo:margin-left="0.4925in" fo:margin-right="0in" fo:text-indent="0in" style:auto-text-indent="false"/>
      <style:text-properties style:font-name="Courier 10 Pitch" fo:font-size="11pt" officeooo:paragraph-rsid="01e1a63b" style:font-size-asian="11pt" style:font-size-complex="11pt"/>
    </style:style>
    <style:style style:name="P19" style:family="paragraph" style:parent-style-name="Text_20_body">
      <style:paragraph-properties fo:margin-left="0.4925in" fo:margin-right="0in" fo:text-indent="0in" style:auto-text-indent="false"/>
      <style:text-properties style:font-name="Courier 10 Pitch" fo:font-size="11pt" officeooo:paragraph-rsid="021a01ec" style:font-size-asian="11pt" style:font-size-complex="11pt"/>
    </style:style>
    <style:style style:name="P20" style:family="paragraph" style:parent-style-name="Text_20_body">
      <style:paragraph-properties fo:margin-left="0.4925in" fo:margin-right="0in" fo:text-indent="0in" style:auto-text-indent="false"/>
      <style:text-properties style:font-name="Courier 10 Pitch" fo:font-size="11pt" officeooo:paragraph-rsid="0233814a" style:font-size-asian="11pt" style:font-size-complex="11pt"/>
    </style:style>
    <style:style style:name="P21" style:family="paragraph" style:parent-style-name="Text_20_body">
      <style:paragraph-properties fo:margin-left="0.4925in" fo:margin-right="0in" fo:text-indent="0in" style:auto-text-indent="false"/>
      <style:text-properties style:font-name="Courier 10 Pitch" fo:font-size="11pt" officeooo:rsid="023396db" officeooo:paragraph-rsid="023396db" style:font-size-asian="11pt" style:font-size-complex="11pt"/>
    </style:style>
    <style:style style:name="P22" style:family="paragraph" style:parent-style-name="Text_20_body">
      <style:paragraph-properties fo:margin-left="0.4925in" fo:margin-right="0in" fo:text-indent="0in" style:auto-text-indent="false"/>
      <style:text-properties style:font-name="Courier 10 Pitch" fo:font-size="11pt" officeooo:rsid="023552cc" officeooo:paragraph-rsid="023552cc" style:font-size-asian="11pt" style:font-size-complex="11pt"/>
    </style:style>
    <style:style style:name="P23" style:family="paragraph" style:parent-style-name="Text_20_body">
      <style:paragraph-properties fo:margin-left="0.4925in" fo:margin-right="0in" fo:text-indent="0in" style:auto-text-indent="false"/>
      <style:text-properties style:font-name="Courier 10 Pitch" fo:font-size="11pt" fo:font-style="normal" officeooo:rsid="00661b86" officeooo:paragraph-rsid="00898111" style:font-size-asian="11pt" style:font-style-asian="normal" style:font-size-complex="11pt" style:font-style-complex="normal"/>
    </style:style>
    <style:style style:name="P24" style:family="paragraph" style:parent-style-name="Text_20_body">
      <style:paragraph-properties fo:margin-left="0.4925in" fo:margin-right="0in" fo:text-indent="0in" style:auto-text-indent="false"/>
      <style:text-properties officeooo:paragraph-rsid="00898111"/>
    </style:style>
    <style:style style:name="P25" style:family="paragraph" style:parent-style-name="Text_20_body">
      <style:paragraph-properties fo:margin-left="0.4925in" fo:margin-right="0in" fo:text-indent="0in" style:auto-text-indent="false"/>
      <style:text-properties officeooo:paragraph-rsid="01d6f35e"/>
    </style:style>
    <style:style style:name="P26" style:family="paragraph" style:parent-style-name="Text_20_body">
      <style:paragraph-properties fo:margin-left="0.4925in" fo:margin-right="0in" fo:text-indent="0in" style:auto-text-indent="false"/>
      <style:text-properties officeooo:paragraph-rsid="01d8d6e8"/>
    </style:style>
    <style:style style:name="P27" style:family="paragraph" style:parent-style-name="Text_20_body">
      <style:paragraph-properties fo:margin-left="0.4925in" fo:margin-right="0in" fo:text-indent="0in" style:auto-text-indent="false"/>
      <style:text-properties officeooo:paragraph-rsid="01e0d7ba"/>
    </style:style>
    <style:style style:name="P28" style:family="paragraph" style:parent-style-name="Text_20_body">
      <style:paragraph-properties fo:margin-left="0.4925in" fo:margin-right="0in" fo:text-indent="0in" style:auto-text-indent="false"/>
      <style:text-properties officeooo:paragraph-rsid="023552cc"/>
    </style:style>
    <style:style style:name="P29" style:family="paragraph" style:parent-style-name="Text_20_body">
      <style:paragraph-properties fo:margin-left="0in" fo:margin-right="0in" fo:text-indent="0in" style:auto-text-indent="false"/>
    </style:style>
    <style:style style:name="P30" style:family="paragraph" style:parent-style-name="Text_20_body">
      <style:paragraph-properties fo:margin-left="0in" fo:margin-right="0in" fo:text-indent="0in" style:auto-text-indent="false"/>
      <style:text-properties style:font-name="Liberation Serif"/>
    </style:style>
    <style:style style:name="P31" style:family="paragraph" style:parent-style-name="Text_20_body">
      <style:paragraph-properties fo:margin-left="0in" fo:margin-right="0in" fo:text-indent="0in" style:auto-text-indent="false"/>
      <style:text-properties style:font-name="Liberation Serif" fo:font-size="12pt" style:font-size-asian="10.5pt" style:font-size-complex="12pt"/>
    </style:style>
    <style:style style:name="P32" style:family="paragraph" style:parent-style-name="Text_20_body">
      <style:paragraph-properties fo:margin-left="0in" fo:margin-right="0in" fo:text-indent="0in" style:auto-text-indent="false"/>
      <style:text-properties style:font-name="Liberation Serif" fo:font-size="12pt" officeooo:paragraph-rsid="0133100b" style:font-size-asian="10.5pt" style:font-size-complex="12pt"/>
    </style:style>
    <style:style style:name="P33" style:family="paragraph" style:parent-style-name="Text_20_body">
      <style:paragraph-properties fo:margin-left="0in" fo:margin-right="0in" fo:text-indent="0in" style:auto-text-indent="false"/>
      <style:text-properties style:font-name="Liberation Serif" fo:font-size="12pt" officeooo:paragraph-rsid="0134915c" style:font-size-asian="10.5pt" style:font-size-complex="12pt"/>
    </style:style>
    <style:style style:name="P34" style:family="paragraph" style:parent-style-name="Text_20_body">
      <style:paragraph-properties fo:margin-left="0in" fo:margin-right="0in" fo:text-indent="0in" style:auto-text-indent="false"/>
      <style:text-properties style:font-name="Liberation Serif" fo:font-size="12pt" officeooo:paragraph-rsid="013b81a2" style:font-size-asian="10.5pt" style:font-size-complex="12pt"/>
    </style:style>
    <style:style style:name="P35" style:family="paragraph" style:parent-style-name="Text_20_body">
      <style:paragraph-properties fo:margin-left="0in" fo:margin-right="0in" fo:text-indent="0in" style:auto-text-indent="false"/>
      <style:text-properties style:font-name="Liberation Serif" fo:font-size="12pt" officeooo:rsid="0122719b" officeooo:paragraph-rsid="01a04c0d" style:font-size-asian="10.5pt" style:font-size-complex="12pt"/>
    </style:style>
    <style:style style:name="P36" style:family="paragraph" style:parent-style-name="Text_20_body">
      <style:paragraph-properties fo:margin-left="0in" fo:margin-right="0in" fo:text-indent="0in" style:auto-text-indent="false"/>
      <style:text-properties style:font-name="Liberation Serif" fo:font-size="12pt" officeooo:rsid="000c2fae" officeooo:paragraph-rsid="000c2fae" style:font-size-asian="10.5pt" style:font-size-complex="12pt"/>
    </style:style>
    <style:style style:name="P37" style:family="paragraph" style:parent-style-name="Text_20_body">
      <style:paragraph-properties fo:margin-left="0in" fo:margin-right="0in" fo:text-indent="0in" style:auto-text-indent="false"/>
      <style:text-properties style:font-name="Liberation Serif" fo:font-size="12pt" officeooo:paragraph-rsid="02225cc3" style:font-size-asian="10.5pt" style:font-size-complex="12pt"/>
    </style:style>
    <style:style style:name="P38" style:family="paragraph" style:parent-style-name="Text_20_body">
      <style:paragraph-properties fo:margin-left="0in" fo:margin-right="0in" fo:text-indent="0in" style:auto-text-indent="false"/>
      <style:text-properties style:font-name="Liberation Serif" fo:font-size="12pt" officeooo:paragraph-rsid="023e103d" style:font-size-asian="10.5pt" style:font-size-complex="12pt"/>
    </style:style>
    <style:style style:name="P39" style:family="paragraph" style:parent-style-name="Text_20_body">
      <style:paragraph-properties fo:margin-left="0in" fo:margin-right="0in" fo:text-indent="0in" style:auto-text-indent="false"/>
      <style:text-properties style:font-name="Liberation Serif" fo:font-size="12pt" officeooo:paragraph-rsid="010c397e" style:font-size-asian="12pt" style:font-size-complex="12pt"/>
    </style:style>
    <style:style style:name="P40" style:family="paragraph" style:parent-style-name="Text_20_body">
      <style:paragraph-properties fo:margin-left="0in" fo:margin-right="0in" fo:text-indent="0in" style:auto-text-indent="false"/>
      <style:text-properties style:font-name="Liberation Serif" fo:font-size="12pt" officeooo:paragraph-rsid="014f8c39" style:font-size-asian="12pt" style:font-size-complex="12pt"/>
    </style:style>
    <style:style style:name="P41" style:family="paragraph" style:parent-style-name="Text_20_body">
      <style:paragraph-properties fo:margin-left="0in" fo:margin-right="0in" fo:text-indent="0in" style:auto-text-indent="false"/>
      <style:text-properties style:font-name="Liberation Serif" fo:font-size="12pt" officeooo:paragraph-rsid="015ef643" style:font-size-asian="12pt" style:font-size-complex="12pt"/>
    </style:style>
    <style:style style:name="P42" style:family="paragraph" style:parent-style-name="Text_20_body">
      <style:paragraph-properties fo:margin-left="0in" fo:margin-right="0in" fo:text-indent="0in" style:auto-text-indent="false"/>
      <style:text-properties style:font-name="Liberation Serif" fo:font-size="12pt" fo:font-style="normal" officeooo:rsid="00b3537b" officeooo:paragraph-rsid="00f68a11" style:font-size-asian="10.5pt" style:font-style-asian="normal" style:font-size-complex="12pt" style:font-style-complex="normal"/>
    </style:style>
    <style:style style:name="P43" style:family="paragraph" style:parent-style-name="Text_20_body">
      <style:paragraph-properties fo:margin-left="0in" fo:margin-right="0in" fo:text-indent="0in" style:auto-text-indent="false"/>
      <style:text-properties style:font-name="Liberation Serif" fo:font-size="12pt" fo:font-style="normal" officeooo:paragraph-rsid="02267a04" style:font-size-asian="10.5pt" style:font-style-asian="normal" style:font-size-complex="12pt" style:font-style-complex="normal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style:font-name="Liberation Serif" fo:font-size="12pt" fo:font-style="normal" officeooo:rsid="00f5f4f7" officeooo:paragraph-rsid="00f5f4f7" style:font-size-asian="12pt" style:font-style-asian="normal" style:font-size-complex="12pt" style:font-style-complex="normal"/>
    </style:style>
    <style:style style:name="P45" style:family="paragraph" style:parent-style-name="Text_20_body">
      <style:paragraph-properties fo:margin-left="0in" fo:margin-right="0in" fo:text-indent="0in" style:auto-text-indent="false"/>
      <style:text-properties style:font-name="Liberation Serif" fo:font-size="12pt" fo:font-style="normal" officeooo:rsid="00f52234" officeooo:paragraph-rsid="00f68a11" style:font-size-asian="12pt" style:font-style-asian="normal" style:font-size-complex="12pt" style:font-style-complex="normal"/>
    </style:style>
    <style:style style:name="P46" style:family="paragraph" style:parent-style-name="Text_20_body">
      <style:paragraph-properties fo:margin-left="0in" fo:margin-right="0in" fo:text-indent="0in" style:auto-text-indent="false"/>
      <style:text-properties style:font-name="Liberation Serif" fo:font-size="12pt" fo:font-style="normal" officeooo:rsid="00b3537b" officeooo:paragraph-rsid="00b3537b" style:font-size-asian="12pt" style:font-style-asian="normal" style:font-size-complex="12pt" style:font-style-complex="normal"/>
    </style:style>
    <style:style style:name="P47" style:family="paragraph" style:parent-style-name="Text_20_body">
      <style:paragraph-properties fo:margin-left="0in" fo:margin-right="0in" fo:text-indent="0in" style:auto-text-indent="false"/>
      <style:text-properties style:font-name="Liberation Serif" officeooo:paragraph-rsid="005f6198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style:font-name="Liberation Serif" officeooo:paragraph-rsid="019709f6"/>
    </style:style>
    <style:style style:name="P49" style:family="paragraph" style:parent-style-name="Footnote">
      <style:paragraph-properties fo:margin-left="0in" fo:margin-right="0in" fo:text-indent="0in" style:auto-text-indent="false"/>
      <style:text-properties officeooo:paragraph-rsid="004861d0"/>
    </style:style>
    <style:style style:name="P50" style:family="paragraph" style:parent-style-name="Standard">
      <style:paragraph-properties fo:margin-left="0in" fo:margin-right="0in" fo:text-indent="0in" style:auto-text-indent="false"/>
      <style:text-properties style:font-name="Liberation Serif" fo:font-size="12pt" officeooo:paragraph-rsid="02225cc3" style:font-size-asian="12pt" style:font-size-complex="12pt"/>
    </style:style>
    <style:style style:name="P51" style:family="paragraph" style:parent-style-name="Text_20_body">
      <style:text-properties style:text-underline-style="none"/>
    </style:style>
    <style:style style:name="P52" style:family="paragraph" style:parent-style-name="Text_20_body">
      <style:text-properties officeooo:rsid="005f932d" officeooo:paragraph-rsid="005f932d"/>
    </style:style>
    <style:style style:name="P53" style:family="paragraph" style:parent-style-name="Text_20_body">
      <style:text-properties officeooo:paragraph-rsid="00c7cdc5"/>
    </style:style>
    <style:style style:name="P54" style:family="paragraph" style:parent-style-name="Text_20_body">
      <style:text-properties officeooo:paragraph-rsid="00cc9107"/>
    </style:style>
    <style:style style:name="P55" style:family="paragraph" style:parent-style-name="Text_20_body">
      <style:text-properties officeooo:rsid="00c2aff5" officeooo:paragraph-rsid="017c8421"/>
    </style:style>
    <style:style style:name="P56" style:family="paragraph" style:parent-style-name="Text_20_body">
      <style:text-properties officeooo:rsid="00c2aff5" officeooo:paragraph-rsid="0197b634"/>
    </style:style>
    <style:style style:name="P57" style:family="paragraph" style:parent-style-name="Text_20_body">
      <style:text-properties officeooo:rsid="00c2aff5" officeooo:paragraph-rsid="01bdca0b"/>
    </style:style>
    <style:style style:name="P58" style:family="paragraph" style:parent-style-name="Text_20_body">
      <style:text-properties officeooo:paragraph-rsid="00d788f3"/>
    </style:style>
    <style:style style:name="P59" style:family="paragraph" style:parent-style-name="Text_20_body">
      <style:text-properties officeooo:paragraph-rsid="00f335bc"/>
    </style:style>
    <style:style style:name="P60" style:family="paragraph" style:parent-style-name="Text_20_body">
      <style:text-properties officeooo:paragraph-rsid="01080446"/>
    </style:style>
    <style:style style:name="P61" style:family="paragraph" style:parent-style-name="Text_20_body">
      <style:text-properties officeooo:paragraph-rsid="01837926"/>
    </style:style>
    <style:style style:name="P62" style:family="paragraph" style:parent-style-name="Text_20_body">
      <style:text-properties officeooo:paragraph-rsid="019b9078"/>
    </style:style>
    <style:style style:name="P63" style:family="paragraph" style:parent-style-name="Text_20_body">
      <style:text-properties officeooo:paragraph-rsid="01bf51fb"/>
    </style:style>
    <style:style style:name="P64" style:family="paragraph" style:parent-style-name="Text_20_body">
      <style:text-properties officeooo:paragraph-rsid="01c095b5"/>
    </style:style>
    <style:style style:name="P65" style:family="paragraph" style:parent-style-name="Text_20_body">
      <style:text-properties fo:font-size="12pt" officeooo:paragraph-rsid="00c3a20e" style:font-size-asian="12pt" style:font-size-complex="12pt"/>
    </style:style>
    <style:style style:name="P66" style:family="paragraph" style:parent-style-name="Text_20_body">
      <style:text-properties officeooo:paragraph-rsid="01f62ea3"/>
    </style:style>
    <style:style style:name="P67" style:family="paragraph" style:parent-style-name="Text_20_body">
      <style:text-properties officeooo:paragraph-rsid="02065e3f"/>
    </style:style>
    <style:style style:name="P68" style:family="paragraph" style:parent-style-name="Text_20_body">
      <style:text-properties style:font-name="Liberation Serif" fo:font-size="12pt" fo:font-style="normal" officeooo:paragraph-rsid="022661b4" style:font-size-asian="10.5pt" style:font-style-asian="normal" style:font-size-complex="12pt" style:font-style-complex="normal"/>
    </style:style>
    <style:style style:name="P69" style:family="paragraph" style:parent-style-name="Text_20_body">
      <style:text-properties style:font-name="Liberation Serif" fo:font-size="12pt" fo:font-style="normal" officeooo:rsid="022661b4" officeooo:paragraph-rsid="022661b4" style:font-size-asian="10.5pt" style:font-style-asian="normal" style:font-size-complex="12pt" style:font-style-complex="normal"/>
    </style:style>
    <style:style style:name="P70" style:family="paragraph" style:parent-style-name="Text_20_body">
      <style:text-properties officeooo:paragraph-rsid="00981216"/>
    </style:style>
    <style:style style:name="P71" style:family="paragraph" style:parent-style-name="Text_20_body">
      <style:text-properties officeooo:rsid="0123ab5c" officeooo:paragraph-rsid="0123ab5c"/>
    </style:style>
    <style:style style:name="P72" style:family="paragraph" style:parent-style-name="Text_20_body">
      <style:text-properties officeooo:rsid="0123ab5c" officeooo:paragraph-rsid="023764c3"/>
    </style:style>
    <style:style style:name="P73" style:family="paragraph" style:parent-style-name="Text_20_body">
      <style:paragraph-properties fo:margin-left="0.5in" fo:margin-right="0in" fo:text-indent="0in" style:auto-text-indent="false"/>
      <style:text-properties style:font-name="Courier 10 Pitch" fo:font-size="11pt" officeooo:rsid="0122719b" officeooo:paragraph-rsid="0122719b" style:font-size-asian="11pt" style:font-size-complex="11pt"/>
    </style:style>
    <style:style style:name="P74" style:family="paragraph" style:parent-style-name="Text_20_body">
      <style:paragraph-properties fo:margin-left="0.5in" fo:margin-right="0in" fo:text-indent="0in" style:auto-text-indent="false"/>
      <style:text-properties style:font-name="Courier 10 Pitch" fo:font-size="11pt" officeooo:rsid="01a213b5" officeooo:paragraph-rsid="01a213b5" style:font-size-asian="11pt" style:font-size-complex="11pt"/>
    </style:style>
    <style:style style:name="P75" style:family="paragraph" style:parent-style-name="Text_20_body">
      <style:paragraph-properties fo:margin-left="0.5in" fo:margin-right="0in" fo:text-indent="0in" style:auto-text-indent="false"/>
      <style:text-properties style:font-name="Courier 10 Pitch" fo:font-size="11pt" officeooo:rsid="01cb3703" officeooo:paragraph-rsid="01cb3703" style:font-size-asian="11pt" style:font-size-complex="11pt"/>
    </style:style>
    <style:style style:name="P76" style:family="paragraph" style:parent-style-name="Text_20_body">
      <style:paragraph-properties fo:margin-left="0.5in" fo:margin-right="0in" fo:text-indent="0in" style:auto-text-indent="false"/>
      <style:text-properties style:font-name="Courier 10 Pitch" fo:font-size="11pt" officeooo:paragraph-rsid="02225cc3" style:font-size-asian="11pt" style:font-size-complex="11pt"/>
    </style:style>
    <style:style style:name="P77" style:family="paragraph" style:parent-style-name="Text_20_body">
      <style:paragraph-properties fo:margin-left="0.5in" fo:margin-right="0in" fo:text-indent="0in" style:auto-text-indent="false"/>
      <style:text-properties style:font-name="Courier 10 Pitch" fo:font-size="11pt" fo:font-style="normal" officeooo:rsid="00b3537b" officeooo:paragraph-rsid="00b3537b" style:font-size-asian="11pt" style:font-style-asian="normal" style:font-size-complex="11pt" style:font-style-complex="normal"/>
    </style:style>
    <style:style style:name="P78" style:family="paragraph" style:parent-style-name="Text_20_body">
      <style:paragraph-properties fo:margin-left="0.5in" fo:margin-right="0in" fo:text-indent="0in" style:auto-text-indent="false"/>
      <style:text-properties style:font-name="Courier 10 Pitch" fo:font-size="11pt" fo:font-style="normal" officeooo:rsid="00a04f0b" officeooo:paragraph-rsid="02225cc3" style:font-size-asian="11pt" style:font-style-asian="normal" style:font-size-complex="11pt" style:font-style-complex="normal"/>
    </style:style>
    <style:style style:name="P79" style:family="paragraph" style:parent-style-name="Text_20_body">
      <style:paragraph-properties fo:margin-left="0.5in" fo:margin-right="0in" fo:text-indent="0in" style:auto-text-indent="false"/>
      <style:text-properties style:font-name="Courier 10 Pitch" fo:font-size="11pt" fo:font-style="normal" officeooo:paragraph-rsid="022661b4" style:font-size-asian="11pt" style:font-style-asian="normal" style:font-size-complex="11pt" style:font-style-complex="normal"/>
    </style:style>
    <style:style style:name="P80" style:family="paragraph" style:parent-style-name="Text_20_body">
      <style:paragraph-properties fo:margin-left="0.5in" fo:margin-right="0in" fo:text-indent="0in" style:auto-text-indent="false"/>
      <style:text-properties style:font-name="Courier 10 Pitch" fo:font-size="11pt" fo:font-style="normal" officeooo:rsid="022661b4" officeooo:paragraph-rsid="022661b4" style:font-size-asian="11pt" style:font-style-asian="normal" style:font-size-complex="11pt" style:font-style-complex="normal"/>
    </style:style>
    <style:style style:name="P81" style:family="paragraph" style:parent-style-name="Text_20_body">
      <style:paragraph-properties fo:margin-left="0.5in" fo:margin-right="0in" fo:text-indent="0in" style:auto-text-indent="false"/>
      <style:text-properties style:font-name="Courier 10 Pitch" fo:font-size="11pt" fo:font-style="normal" officeooo:rsid="022661b4" officeooo:paragraph-rsid="0227ffa1" style:font-size-asian="11pt" style:font-style-asian="normal" style:font-size-complex="11pt" style:font-style-complex="normal"/>
    </style:style>
    <style:style style:name="P82" style:family="paragraph" style:parent-style-name="Text_20_body">
      <style:paragraph-properties fo:margin-left="0.5in" fo:margin-right="0in" fo:text-indent="0in" style:auto-text-indent="false"/>
      <style:text-properties style:font-name="Courier 10 Pitch" fo:font-size="11pt" fo:font-style="normal" officeooo:rsid="022661b4" officeooo:paragraph-rsid="022902c2" style:font-size-asian="11pt" style:font-style-asian="normal" style:font-size-complex="11pt" style:font-style-complex="normal"/>
    </style:style>
    <style:style style:name="P83" style:family="paragraph" style:parent-style-name="Text_20_body">
      <style:paragraph-properties fo:margin-left="0.5in" fo:margin-right="0in" fo:text-indent="0in" style:auto-text-indent="false"/>
      <style:text-properties style:font-name="Courier 10 Pitch" fo:font-size="11pt" fo:font-style="normal" officeooo:rsid="013b81a2" officeooo:paragraph-rsid="024179a8" style:font-size-asian="11pt" style:font-style-asian="normal" style:font-size-complex="11pt" style:font-style-complex="normal"/>
    </style:style>
    <style:style style:name="P84" style:family="paragraph" style:parent-style-name="Footnote">
      <style:text-properties officeooo:paragraph-rsid="01117f2f"/>
    </style:style>
    <style:style style:name="P85" style:family="paragraph" style:parent-style-name="Footnote">
      <style:text-properties officeooo:paragraph-rsid="0114714c"/>
    </style:style>
    <style:style style:name="P86" style:family="paragraph" style:parent-style-name="Footnote">
      <style:text-properties officeooo:rsid="0176e8a8" officeooo:paragraph-rsid="0176e8a8"/>
    </style:style>
    <style:style style:name="P87" style:family="paragraph" style:parent-style-name="Text_20_body" style:list-style-name="L1">
      <style:text-properties style:font-name="Liberation Serif"/>
    </style:style>
    <style:style style:name="P88" style:family="paragraph" style:parent-style-name="Text_20_body" style:list-style-name="L2"/>
    <style:style style:name="P89" style:family="paragraph" style:parent-style-name="Text_20_body" style:list-style-name="L3"/>
    <style:style style:name="P90" style:family="paragraph" style:parent-style-name="Text_20_body" style:list-style-name="L4">
      <style:text-properties officeooo:rsid="005f932d" officeooo:paragraph-rsid="005f932d"/>
    </style:style>
    <style:style style:name="P91" style:family="paragraph" style:parent-style-name="Text_20_body" style:list-style-name="L5">
      <style:text-properties officeooo:paragraph-rsid="004480b3"/>
    </style:style>
    <style:style style:name="P92" style:family="paragraph" style:parent-style-name="Text_20_body" style:list-style-name="L5">
      <style:text-properties officeooo:paragraph-rsid="0045b2fe"/>
    </style:style>
    <style:style style:name="P93" style:family="paragraph" style:parent-style-name="Text_20_body" style:list-style-name="L5">
      <style:text-properties style:text-underline-style="none"/>
    </style:style>
    <style:style style:name="P94" style:family="paragraph" style:parent-style-name="Text_20_body">
      <style:paragraph-properties fo:margin-left="0.5in" fo:margin-right="0in" fo:text-indent="0in" style:auto-text-indent="false"/>
      <style:text-properties style:font-name="Courier 10 Pitch" fo:font-size="11pt" fo:font-style="normal" officeooo:rsid="023c5d00" officeooo:paragraph-rsid="023c5d00" style:font-size-asian="11pt" style:font-style-asian="normal" style:font-size-complex="11pt" style:font-style-complex="normal"/>
    </style:style>
    <style:style style:name="P95" style:family="paragraph" style:parent-style-name="Text_20_body">
      <style:paragraph-properties fo:margin-left="0.4925in" fo:margin-right="0in" fo:text-indent="0in" style:auto-text-indent="false"/>
      <style:text-properties style:font-name="Courier 10 Pitch" fo:font-size="11pt" officeooo:paragraph-rsid="023552cc" style:font-size-asian="11pt" style:font-size-complex="11pt"/>
    </style:style>
    <style:style style:name="P96" style:family="paragraph" style:parent-style-name="Text_20_body">
      <style:paragraph-properties fo:margin-left="0in" fo:margin-right="0in" fo:text-indent="0in" style:auto-text-indent="false"/>
      <style:text-properties style:font-name="Liberation Serif" fo:font-size="12pt" officeooo:paragraph-rsid="0246e8df" style:font-size-asian="10.5pt" style:font-size-complex="12pt"/>
    </style:style>
    <style:style style:name="P97" style:family="paragraph" style:parent-style-name="Text_20_body">
      <style:paragraph-properties fo:margin-left="0in" fo:margin-right="0in" fo:text-indent="0in" style:auto-text-indent="false"/>
      <style:text-properties style:font-name="Liberation Serif" fo:font-size="12pt" fo:font-style="normal" officeooo:rsid="00f5f4f7" officeooo:paragraph-rsid="024ae9ed" style:font-size-asian="12pt" style:font-style-asian="normal" style:font-size-complex="12pt" style:font-style-complex="normal"/>
    </style:style>
    <style:style style:name="P98" style:family="paragraph" style:parent-style-name="Heading_20_1">
      <style:text-properties officeooo:rsid="01cf117b" officeooo:paragraph-rsid="01cf117b"/>
    </style:style>
    <style:style style:name="P99" style:family="paragraph" style:parent-style-name="Heading_20_2">
      <style:text-properties officeooo:paragraph-rsid="02010120"/>
    </style:style>
    <style:style style:name="P100" style:family="paragraph" style:parent-style-name="Heading_20_2">
      <style:text-properties officeooo:rsid="01cf117b"/>
    </style:style>
    <style:style style:name="P101" style:family="paragraph" style:parent-style-name="Heading_20_2">
      <style:text-properties officeooo:paragraph-rsid="0095fea8"/>
    </style:style>
    <style:style style:name="P102" style:family="paragraph" style:parent-style-name="Title" style:master-page-name="Standard">
      <style:paragraph-properties style:page-number="auto"/>
    </style:style>
    <style:style style:name="T1" style:family="text">
      <style:text-properties style:font-name="Courier 10 Pitch"/>
    </style:style>
    <style:style style:name="T2" style:family="text">
      <style:text-properties style:font-name="Courier 10 Pitch" fo:font-size="11pt" style:font-size-asian="11pt" style:font-size-complex="11pt"/>
    </style:style>
    <style:style style:name="T3" style:family="text">
      <style:text-properties style:font-name="Courier 10 Pitch" fo:font-size="11pt" officeooo:rsid="000d5186" style:font-size-asian="11pt" style:font-size-complex="11pt"/>
    </style:style>
    <style:style style:name="T4" style:family="text">
      <style:text-properties style:font-name="Courier 10 Pitch" fo:font-size="11pt" officeooo:rsid="00108809" style:font-size-asian="11pt" style:font-size-complex="11pt"/>
    </style:style>
    <style:style style:name="T5" style:family="text">
      <style:text-properties style:font-name="Courier 10 Pitch" fo:font-size="11pt" officeooo:rsid="0011daec" style:font-size-asian="11pt" style:font-size-complex="11pt"/>
    </style:style>
    <style:style style:name="T6" style:family="text">
      <style:text-properties style:font-name="Courier 10 Pitch" fo:font-size="11pt" officeooo:rsid="002f71f2" style:font-size-asian="11pt" style:font-size-complex="11pt"/>
    </style:style>
    <style:style style:name="T7" style:family="text">
      <style:text-properties style:font-name="Courier 10 Pitch" fo:font-size="11pt" officeooo:rsid="01d61538" style:font-size-asian="11pt" style:font-size-complex="11pt"/>
    </style:style>
    <style:style style:name="T8" style:family="text">
      <style:text-properties style:font-name="Courier 10 Pitch" fo:font-size="11pt" officeooo:rsid="01d39337" style:font-size-asian="11pt" style:font-size-complex="11pt"/>
    </style:style>
    <style:style style:name="T9" style:family="text">
      <style:text-properties style:font-name="Courier 10 Pitch" fo:font-size="11pt" officeooo:rsid="01d6f35e" style:font-size-asian="11pt" style:font-size-complex="11pt"/>
    </style:style>
    <style:style style:name="T10" style:family="text">
      <style:text-properties style:font-name="Courier 10 Pitch" fo:font-size="11pt" officeooo:rsid="01cf117b" style:font-size-asian="11pt" style:font-size-complex="11pt"/>
    </style:style>
    <style:style style:name="T11" style:family="text">
      <style:text-properties style:font-name="Courier 10 Pitch" fo:font-size="11pt" officeooo:rsid="010ac27f" style:font-size-asian="11pt" style:font-size-complex="11pt"/>
    </style:style>
    <style:style style:name="T12" style:family="text">
      <style:text-properties style:font-name="Courier 10 Pitch" fo:font-size="11pt" officeooo:rsid="01df25ad" style:font-size-asian="11pt" style:font-size-complex="11pt"/>
    </style:style>
    <style:style style:name="T13" style:family="text">
      <style:text-properties style:font-name="Courier 10 Pitch" fo:font-size="11pt" officeooo:rsid="01e35a09" style:font-size-asian="11pt" style:font-size-complex="11pt"/>
    </style:style>
    <style:style style:name="T14" style:family="text">
      <style:text-properties style:font-name="Courier 10 Pitch" fo:font-size="11pt" officeooo:rsid="0208cfcc" style:font-size-asian="11pt" style:font-size-complex="11pt"/>
    </style:style>
    <style:style style:name="T15" style:family="text">
      <style:text-properties style:font-name="Courier 10 Pitch" fo:font-size="11pt" officeooo:rsid="0219249a" style:font-size-asian="11pt" style:font-size-complex="11pt"/>
    </style:style>
    <style:style style:name="T16" style:family="text">
      <style:text-properties style:font-name="Courier 10 Pitch" fo:font-size="11pt" fo:font-style="normal" officeooo:rsid="00661b86" style:font-size-asian="11pt" style:font-style-asian="normal" style:font-size-complex="11pt" style:font-style-complex="normal"/>
    </style:style>
    <style:style style:name="T17" style:family="text">
      <style:text-properties style:font-name="Courier 10 Pitch" fo:font-size="11pt" fo:font-style="normal" officeooo:rsid="00898111" style:font-size-asian="11pt" style:font-style-asian="normal" style:font-size-complex="11pt" style:font-style-complex="normal"/>
    </style:style>
    <style:style style:name="T18" style:family="text">
      <style:text-properties style:font-name="Courier 10 Pitch" officeooo:rsid="004db4e1"/>
    </style:style>
    <style:style style:name="T19" style:family="text">
      <style:text-properties style:font-name="Courier 10 Pitch" officeooo:rsid="00473d47"/>
    </style:style>
    <style:style style:name="T20" style:family="text">
      <style:text-properties style:font-name="Courier 10 Pitch" fo:font-style="normal" officeooo:rsid="00229b2a" style:font-style-asian="normal" style:font-style-complex="normal"/>
    </style:style>
    <style:style style:name="T21" style:family="text">
      <style:text-properties style:font-name="Courier 10 Pitch" fo:font-style="normal" officeooo:rsid="010ac27f" style:font-style-asian="normal" style:font-style-complex="normal"/>
    </style:style>
    <style:style style:name="T22" style:family="text">
      <style:text-properties style:font-name="Courier 10 Pitch" fo:font-style="normal" officeooo:rsid="00136f6f" style:font-style-asian="normal" style:font-style-complex="normal"/>
    </style:style>
    <style:style style:name="T23" style:family="text">
      <style:text-properties style:font-name="Courier 10 Pitch" fo:font-style="normal" officeooo:rsid="018f0bbe" style:font-style-asian="normal" style:font-style-complex="normal"/>
    </style:style>
    <style:style style:name="T24" style:family="text">
      <style:text-properties style:font-name="Courier 10 Pitch" fo:font-style="normal" officeooo:rsid="013953f0" style:font-size-asian="12pt" style:font-style-asian="normal" style:font-style-complex="normal"/>
    </style:style>
    <style:style style:name="T25" style:family="text">
      <style:text-properties style:font-name="Courier 10 Pitch" fo:font-style="normal" officeooo:rsid="021cdc14" style:font-size-asian="12pt" style:font-style-asian="normal" style:font-style-complex="normal"/>
    </style:style>
    <style:style style:name="T26" style:family="text">
      <style:text-properties style:font-name="Courier 10 Pitch" fo:font-style="normal" officeooo:rsid="022a9659" style:font-size-asian="12pt" style:font-style-asian="normal" style:font-style-complex="normal"/>
    </style:style>
    <style:style style:name="T27" style:family="text">
      <style:text-properties style:font-name="Courier 10 Pitch" fo:font-style="normal" officeooo:rsid="023e103d" style:font-size-asian="12pt" style:font-style-asian="normal" style:font-style-complex="normal"/>
    </style:style>
    <style:style style:name="T28" style:family="text">
      <style:text-properties style:font-name="Courier 10 Pitch" officeooo:rsid="0060c603"/>
    </style:style>
    <style:style style:name="T29" style:family="text">
      <style:text-properties style:font-name="Courier 10 Pitch" officeooo:rsid="00f5f4f7"/>
    </style:style>
    <style:style style:name="T30" style:family="text">
      <style:text-properties style:font-name="Courier 10 Pitch" officeooo:rsid="0116b220"/>
    </style:style>
    <style:style style:name="T31" style:family="text">
      <style:text-properties style:font-name="Courier 10 Pitch" officeooo:rsid="012183ab"/>
    </style:style>
    <style:style style:name="T32" style:family="text">
      <style:text-properties style:font-name="Courier 10 Pitch" officeooo:rsid="0122719b"/>
    </style:style>
    <style:style style:name="T33" style:family="text">
      <style:text-properties style:font-name="Courier 10 Pitch" officeooo:rsid="013196b5"/>
    </style:style>
    <style:style style:name="T34" style:family="text">
      <style:text-properties style:font-name="Courier 10 Pitch" officeooo:rsid="0133100b"/>
    </style:style>
    <style:style style:name="T35" style:family="text">
      <style:text-properties style:font-name="Courier 10 Pitch" officeooo:rsid="016ac9ea"/>
    </style:style>
    <style:style style:name="T36" style:family="text">
      <style:text-properties style:font-name="Courier 10 Pitch" officeooo:rsid="017342d7"/>
    </style:style>
    <style:style style:name="T37" style:family="text">
      <style:text-properties style:font-name="Courier 10 Pitch" officeooo:rsid="017f9b35"/>
    </style:style>
    <style:style style:name="T38" style:family="text">
      <style:text-properties style:font-name="Courier 10 Pitch" fo:font-size="12pt" officeooo:rsid="0122719b" style:font-size-asian="12pt" style:font-size-complex="12pt"/>
    </style:style>
    <style:style style:name="T39" style:family="text">
      <style:text-properties style:font-name="Courier 10 Pitch" fo:font-size="12pt" officeooo:rsid="0193ab5b" style:font-size-asian="12pt" style:font-size-complex="12pt"/>
    </style:style>
    <style:style style:name="T40" style:family="text">
      <style:text-properties style:font-name="Courier 10 Pitch" officeooo:rsid="01a04c0d"/>
    </style:style>
    <style:style style:name="T41" style:family="text">
      <style:text-properties style:font-name="Courier 10 Pitch" officeooo:rsid="01a213b5"/>
    </style:style>
    <style:style style:name="T42" style:family="text">
      <style:text-properties style:font-name="Courier 10 Pitch" officeooo:rsid="01cdc5ca"/>
    </style:style>
    <style:style style:name="T43" style:family="text">
      <style:text-properties style:font-name="Courier 10 Pitch" officeooo:rsid="010f114b"/>
    </style:style>
    <style:style style:name="T44" style:family="text">
      <style:text-properties style:font-name="Courier 10 Pitch" officeooo:rsid="001bda2b"/>
    </style:style>
    <style:style style:name="T45" style:family="text">
      <style:text-properties style:font-name="Courier 10 Pitch" officeooo:rsid="01c4f8a9"/>
    </style:style>
    <style:style style:name="T46" style:family="text">
      <style:text-properties style:font-name="Courier 10 Pitch" officeooo:rsid="01c7d76e"/>
    </style:style>
    <style:style style:name="T47" style:family="text">
      <style:text-properties style:font-name="Courier 10 Pitch" officeooo:rsid="01c6942b"/>
    </style:style>
    <style:style style:name="T48" style:family="text">
      <style:text-properties style:font-name="Courier 10 Pitch" officeooo:rsid="001b4e61"/>
    </style:style>
    <style:style style:name="T49" style:family="text">
      <style:text-properties style:font-name="Courier 10 Pitch" officeooo:rsid="022661b4"/>
    </style:style>
    <style:style style:name="T50" style:family="text">
      <style:text-properties style:font-name="Courier 10 Pitch" officeooo:rsid="023626a9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4861d0" style:font-style-asian="italic" style:font-style-complex="italic"/>
    </style:style>
    <style:style style:name="T53" style:family="text">
      <style:text-properties fo:font-style="italic" officeooo:rsid="00661b86" style:font-style-asian="italic" style:font-style-complex="italic"/>
    </style:style>
    <style:style style:name="T54" style:family="text">
      <style:text-properties fo:font-style="italic" officeooo:rsid="01117f2f" style:font-style-asian="italic" style:font-style-complex="italic"/>
    </style:style>
    <style:style style:name="T55" style:family="text">
      <style:text-properties fo:font-style="italic" officeooo:rsid="0114714c" style:font-style-asian="italic" style:font-style-complex="italic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fo:font-style="normal" officeooo:rsid="0000abdf" style:font-style-asian="normal" style:font-style-complex="normal"/>
    </style:style>
    <style:style style:name="T58" style:family="text">
      <style:text-properties fo:font-style="normal" officeooo:rsid="00661b86" style:font-style-asian="normal" style:font-style-complex="normal"/>
    </style:style>
    <style:style style:name="T59" style:family="text">
      <style:text-properties fo:font-style="normal" officeooo:rsid="00844671" style:font-style-asian="normal" style:font-style-complex="normal"/>
    </style:style>
    <style:style style:name="T60" style:family="text">
      <style:text-properties fo:font-style="normal" officeooo:rsid="00a04f0b" style:font-style-asian="normal" style:font-style-complex="normal"/>
    </style:style>
    <style:style style:name="T61" style:family="text">
      <style:text-properties fo:font-style="normal" officeooo:rsid="00ecf83d" style:font-style-asian="normal" style:font-style-complex="normal"/>
    </style:style>
    <style:style style:name="T62" style:family="text">
      <style:text-properties fo:font-style="normal" officeooo:rsid="00229b2a" style:font-style-asian="normal" style:font-style-complex="normal"/>
    </style:style>
    <style:style style:name="T63" style:family="text">
      <style:text-properties fo:font-style="normal" officeooo:rsid="0116b220" style:font-style-asian="normal" style:font-style-complex="normal"/>
    </style:style>
    <style:style style:name="T64" style:family="text">
      <style:text-properties fo:font-style="normal" officeooo:rsid="003542cc" style:font-style-asian="normal" style:font-style-complex="normal"/>
    </style:style>
    <style:style style:name="T65" style:family="text">
      <style:text-properties fo:font-style="normal" officeooo:rsid="00edaea9" style:font-style-asian="normal" style:font-style-complex="normal"/>
    </style:style>
    <style:style style:name="T66" style:family="text">
      <style:text-properties fo:font-style="normal" officeooo:rsid="010c397e" style:font-style-asian="normal" style:font-style-complex="normal"/>
    </style:style>
    <style:style style:name="T67" style:family="text">
      <style:text-properties fo:font-style="normal" officeooo:rsid="00242d2f" style:font-style-asian="normal" style:font-style-complex="normal"/>
    </style:style>
    <style:style style:name="T68" style:family="text">
      <style:text-properties fo:font-style="normal" officeooo:rsid="012556b0" style:font-style-asian="normal" style:font-style-complex="normal"/>
    </style:style>
    <style:style style:name="T69" style:family="text">
      <style:text-properties fo:font-style="normal" officeooo:rsid="0159eb49" style:font-style-asian="normal" style:font-style-complex="normal"/>
    </style:style>
    <style:style style:name="T70" style:family="text">
      <style:text-properties fo:font-style="normal" officeooo:rsid="018f0bbe" style:font-style-asian="normal" style:font-style-complex="normal"/>
    </style:style>
    <style:style style:name="T71" style:family="text">
      <style:text-properties fo:font-style="normal" officeooo:rsid="01910342" style:font-style-asian="normal" style:font-style-complex="normal"/>
    </style:style>
    <style:style style:name="T72" style:family="text">
      <style:text-properties fo:font-style="normal" officeooo:rsid="01b518a9" style:font-style-asian="normal" style:font-style-complex="normal"/>
    </style:style>
    <style:style style:name="T73" style:family="text">
      <style:text-properties fo:font-style="normal" officeooo:rsid="023aa93d" style:font-style-asian="normal" style:font-style-complex="normal"/>
    </style:style>
    <style:style style:name="T74" style:family="text">
      <style:text-properties fo:font-style="normal" officeooo:rsid="022011d4" style:font-style-asian="normal" style:font-style-complex="normal"/>
    </style:style>
    <style:style style:name="T75" style:family="text">
      <style:text-properties fo:font-style="normal" officeooo:rsid="024091be" style:font-style-asian="normal" style:font-style-complex="normal"/>
    </style:style>
    <style:style style:name="T76" style:family="text">
      <style:text-properties fo:font-style="normal" officeooo:rsid="0246290e" style:font-style-asian="normal" style:font-style-complex="normal"/>
    </style:style>
    <style:style style:name="T77" style:family="text">
      <style:text-properties fo:font-style="normal" officeooo:rsid="01022b34" style:font-size-asian="10.5pt" style:font-style-asian="normal" style:font-style-complex="normal"/>
    </style:style>
    <style:style style:name="T78" style:family="text">
      <style:text-properties fo:font-style="normal" officeooo:rsid="02225cc3" style:font-size-asian="10.5pt" style:font-style-asian="normal" style:font-style-complex="normal"/>
    </style:style>
    <style:style style:name="T79" style:family="text">
      <style:text-properties fo:font-style="normal" officeooo:rsid="0134915c" style:font-size-asian="12pt" style:font-style-asian="normal" style:font-style-complex="normal"/>
    </style:style>
    <style:style style:name="T80" style:family="text">
      <style:text-properties fo:font-style="normal" officeooo:rsid="013953f0" style:font-size-asian="12pt" style:font-style-asian="normal" style:font-style-complex="normal"/>
    </style:style>
    <style:style style:name="T81" style:family="text">
      <style:text-properties fo:font-style="normal" officeooo:rsid="021cdc14" style:font-size-asian="12pt" style:font-style-asian="normal" style:font-style-complex="normal"/>
    </style:style>
    <style:style style:name="T82" style:family="text">
      <style:text-properties fo:font-style="normal" officeooo:rsid="0220bf71" style:font-size-asian="12pt" style:font-style-asian="normal" style:font-style-complex="normal"/>
    </style:style>
    <style:style style:name="T83" style:family="text">
      <style:text-properties fo:font-style="normal" officeooo:rsid="022192b0" style:font-size-asian="12pt" style:font-style-asian="normal" style:font-style-complex="normal"/>
    </style:style>
    <style:style style:name="T84" style:family="text">
      <style:text-properties fo:font-style="normal" officeooo:rsid="022a9659" style:font-size-asian="12pt" style:font-style-asian="normal" style:font-style-complex="normal"/>
    </style:style>
    <style:style style:name="T85" style:family="text">
      <style:text-properties fo:font-style="normal" officeooo:rsid="022f44e8" style:font-size-asian="12pt" style:font-style-asian="normal" style:font-style-complex="normal"/>
    </style:style>
    <style:style style:name="T86" style:family="text">
      <style:text-properties fo:font-style="normal" officeooo:rsid="022fca30" style:font-size-asian="12pt" style:font-style-asian="normal" style:font-style-complex="normal"/>
    </style:style>
    <style:style style:name="T87" style:family="text">
      <style:text-properties fo:font-style="normal" officeooo:rsid="023e103d" style:font-size-asian="12pt" style:font-style-asian="normal" style:font-style-complex="normal"/>
    </style:style>
    <style:style style:name="T88" style:family="text">
      <style:text-properties officeooo:rsid="000423ec"/>
    </style:style>
    <style:style style:name="T89" style:family="text">
      <style:text-properties officeooo:rsid="001b4e61"/>
    </style:style>
    <style:style style:name="T90" style:family="text">
      <style:text-properties officeooo:rsid="001bda2b"/>
    </style:style>
    <style:style style:name="T91" style:family="text">
      <style:text-properties officeooo:rsid="001e920b"/>
    </style:style>
    <style:style style:name="T92" style:family="text">
      <style:text-properties officeooo:rsid="002f71f2"/>
    </style:style>
    <style:style style:name="T93" style:family="text">
      <style:text-properties officeooo:rsid="004480b3"/>
    </style:style>
    <style:style style:name="T94" style:family="text">
      <style:text-properties officeooo:rsid="0045b2fe"/>
    </style:style>
    <style:style style:name="T95" style:family="text">
      <style:text-properties officeooo:rsid="00470d87"/>
    </style:style>
    <style:style style:name="T96" style:family="text">
      <style:text-properties officeooo:rsid="00473d47"/>
    </style:style>
    <style:style style:name="T97" style:family="text">
      <style:text-properties officeooo:rsid="004861d0"/>
    </style:style>
    <style:style style:name="T98" style:family="text">
      <style:text-properties officeooo:rsid="00492cd1"/>
    </style:style>
    <style:style style:name="T99" style:family="text">
      <style:text-properties officeooo:rsid="004d6896"/>
    </style:style>
    <style:style style:name="T100" style:family="text">
      <style:text-properties officeooo:rsid="004db4e1"/>
    </style:style>
    <style:style style:name="T101" style:family="text">
      <style:text-properties officeooo:rsid="0050e781"/>
    </style:style>
    <style:style style:name="T102" style:family="text">
      <style:text-properties officeooo:rsid="0052e72a"/>
    </style:style>
    <style:style style:name="T103" style:family="text">
      <style:text-properties officeooo:rsid="00563391"/>
    </style:style>
    <style:style style:name="T104" style:family="text">
      <style:text-properties officeooo:rsid="005ca520"/>
    </style:style>
    <style:style style:name="T105" style:family="text">
      <style:text-properties officeooo:rsid="005d6be9"/>
    </style:style>
    <style:style style:name="T106" style:family="text">
      <style:text-properties officeooo:rsid="005f932d"/>
    </style:style>
    <style:style style:name="T107" style:family="text">
      <style:text-properties officeooo:rsid="0060c603"/>
    </style:style>
    <style:style style:name="T108" style:family="text">
      <style:text-properties officeooo:rsid="00661b86"/>
    </style:style>
    <style:style style:name="T109" style:family="text">
      <style:text-properties officeooo:rsid="0066838c"/>
    </style:style>
    <style:style style:name="T110" style:family="text">
      <style:text-properties officeooo:rsid="00679d66"/>
    </style:style>
    <style:style style:name="T111" style:family="text">
      <style:text-properties style:font-name="Liberation Serif"/>
    </style:style>
    <style:style style:name="T112" style:family="text">
      <style:text-properties style:font-name="Liberation Serif" fo:font-size="12pt" fo:font-style="normal" fo:font-weight="normal" officeooo:rsid="0146e509" style:font-size-asian="10.5pt" style:font-style-asian="normal" style:font-weight-asian="normal" style:font-size-complex="12pt" style:font-style-complex="normal" style:font-weight-complex="normal"/>
    </style:style>
    <style:style style:name="T113" style:family="text">
      <style:text-properties style:font-name="Liberation Serif" fo:font-size="12pt" fo:font-style="normal" fo:font-weight="normal" officeooo:rsid="01c21812" style:font-size-asian="10.5pt" style:font-style-asian="normal" style:font-weight-asian="normal" style:font-size-complex="12pt" style:font-style-complex="normal" style:font-weight-complex="normal"/>
    </style:style>
    <style:style style:name="T114" style:family="text">
      <style:text-properties style:font-name="Liberation Serif" fo:font-style="normal" officeooo:rsid="00136f6f" style:font-style-asian="normal" style:font-style-complex="normal"/>
    </style:style>
    <style:style style:name="T115" style:family="text">
      <style:text-properties style:font-name="Liberation Serif" fo:font-style="normal" officeooo:rsid="010ac27f" style:font-style-asian="normal" style:font-style-complex="normal"/>
    </style:style>
    <style:style style:name="T116" style:family="text">
      <style:text-properties style:font-name="Liberation Serif" fo:font-style="normal" officeooo:rsid="010c397e" style:font-style-asian="normal" style:font-style-complex="normal"/>
    </style:style>
    <style:style style:name="T117" style:family="text">
      <style:text-properties style:font-name="Liberation Serif" fo:font-style="normal" officeooo:rsid="022011d4" style:font-style-asian="normal" style:font-style-complex="normal"/>
    </style:style>
    <style:style style:name="T118" style:family="text">
      <style:text-properties style:font-name="Liberation Serif" officeooo:rsid="017b7cdd"/>
    </style:style>
    <style:style style:name="T119" style:family="text">
      <style:text-properties style:font-name="Liberation Serif" officeooo:rsid="0178e3a1"/>
    </style:style>
    <style:style style:name="T120" style:family="text">
      <style:text-properties style:font-name="Liberation Serif" officeooo:rsid="00f0c8b5"/>
    </style:style>
    <style:style style:name="T121" style:family="text">
      <style:text-properties style:font-name="Liberation Serif" officeooo:rsid="01849eeb"/>
    </style:style>
    <style:style style:name="T122" style:family="text">
      <style:text-properties style:font-name="Liberation Serif" officeooo:rsid="0185c44d"/>
    </style:style>
    <style:style style:name="T123" style:family="text">
      <style:text-properties style:font-name="Liberation Serif" officeooo:rsid="01876403"/>
    </style:style>
    <style:style style:name="T124" style:family="text">
      <style:text-properties style:font-name="Liberation Serif" officeooo:rsid="01893a56"/>
    </style:style>
    <style:style style:name="T125" style:family="text">
      <style:text-properties style:font-name="Liberation Serif" officeooo:rsid="01911b3b"/>
    </style:style>
    <style:style style:name="T126" style:family="text">
      <style:text-properties style:font-name="Liberation Serif" officeooo:rsid="0197b634"/>
    </style:style>
    <style:style style:name="T127" style:family="text">
      <style:text-properties style:font-name="Liberation Serif" officeooo:rsid="01986f05"/>
    </style:style>
    <style:style style:name="T128" style:family="text">
      <style:text-properties style:font-name="Liberation Serif" officeooo:rsid="01f62ea3"/>
    </style:style>
    <style:style style:name="T129" style:family="text">
      <style:text-properties style:font-name="Liberation Serif" officeooo:rsid="01e8fadb"/>
    </style:style>
    <style:style style:name="T130" style:family="text">
      <style:text-properties style:font-name="Liberation Serif" officeooo:rsid="01cf117b"/>
    </style:style>
    <style:style style:name="T131" style:family="text">
      <style:text-properties style:font-name="Liberation Serif" officeooo:rsid="01e5cada"/>
    </style:style>
    <style:style style:name="T132" style:family="text">
      <style:text-properties style:font-name="Liberation Serif" officeooo:rsid="01fa4f09"/>
    </style:style>
    <style:style style:name="T133" style:family="text">
      <style:text-properties officeooo:rsid="0077953f"/>
    </style:style>
    <style:style style:name="T134" style:family="text">
      <style:text-properties officeooo:rsid="007b1865"/>
    </style:style>
    <style:style style:name="T135" style:family="text">
      <style:text-properties officeooo:rsid="007e7fb1"/>
    </style:style>
    <style:style style:name="T136" style:family="text">
      <style:text-properties officeooo:rsid="00877d7b"/>
    </style:style>
    <style:style style:name="T137" style:family="text">
      <style:text-properties fo:color="#000000" style:text-position="0% 0%" fo:font-style="normal" officeooo:rsid="014bad0b" style:font-style-asian="normal" style:font-style-complex="normal"/>
    </style:style>
    <style:style style:name="T138" style:family="text">
      <style:text-properties fo:color="#000000" style:text-position="0% 0%" fo:font-style="normal" officeooo:rsid="014c1749" style:font-style-asian="normal" style:font-style-complex="normal"/>
    </style:style>
    <style:style style:name="T139" style:family="text">
      <style:text-properties fo:color="#000000" style:text-position="0% 0%" fo:font-style="normal" officeooo:rsid="015011f4" style:font-style-asian="normal" style:font-style-complex="normal"/>
    </style:style>
    <style:style style:name="T140" style:family="text">
      <style:text-properties fo:color="#000000" style:text-position="0% 0%" fo:font-style="normal" officeooo:rsid="01519ebf" style:font-style-asian="normal" style:font-style-complex="normal"/>
    </style:style>
    <style:style style:name="T141" style:family="text">
      <style:text-properties fo:color="#000000" style:text-position="0% 0%" style:font-name="Liberation Serif" fo:font-style="normal" officeooo:rsid="013b526b" style:font-size-asian="10.5pt" style:font-style-asian="normal" style:font-style-complex="normal"/>
    </style:style>
    <style:style style:name="T142" style:family="text">
      <style:text-properties fo:color="#000000" style:text-position="0% 0%" style:font-name="Liberation Serif" fo:font-style="normal" officeooo:rsid="015871f9" style:font-size-asian="10.5pt" style:font-style-asian="normal" style:font-style-complex="normal"/>
    </style:style>
    <style:style style:name="T143" style:family="text">
      <style:text-properties fo:color="#000000" style:text-position="0% 0%" style:font-name="Liberation Serif" fo:font-style="normal" officeooo:rsid="015da74b" style:font-size-asian="10.5pt" style:font-style-asian="normal" style:font-style-complex="normal"/>
    </style:style>
    <style:style style:name="T144" style:family="text">
      <style:text-properties fo:color="#000000" style:text-position="0% 0%" style:font-name="Liberation Serif" fo:font-style="normal" officeooo:rsid="015ef643" style:font-size-asian="10.5pt" style:font-style-asian="normal" style:font-style-complex="normal"/>
    </style:style>
    <style:style style:name="T145" style:family="text">
      <style:text-properties fo:color="#000000" style:text-position="0% 0%" style:font-name="Courier 10 Pitch" fo:font-style="normal" officeooo:rsid="013b526b" style:font-size-asian="10.5pt" style:font-style-asian="normal" style:font-style-complex="normal"/>
    </style:style>
    <style:style style:name="T146" style:family="text">
      <style:text-properties fo:color="#000000" style:text-position="0% 0%" style:font-name="Courier 10 Pitch" fo:font-style="normal" officeooo:rsid="015cd320" style:font-size-asian="10.5pt" style:font-style-asian="normal" style:font-style-complex="normal"/>
    </style:style>
    <style:style style:name="T147" style:family="text">
      <style:text-properties fo:color="#000000" style:text-position="0% 0%" style:font-name="Courier 10 Pitch" fo:font-style="normal" officeooo:rsid="015871f9" style:font-size-asian="10.5pt" style:font-style-asian="normal" style:font-style-complex="normal"/>
    </style:style>
    <style:style style:name="T148" style:family="text">
      <style:text-properties fo:color="#000000" style:text-position="0% 0%" style:font-name="Courier 10 Pitch" fo:font-style="normal" officeooo:rsid="015da74b" style:font-size-asian="10.5pt" style:font-style-asian="normal" style:font-style-complex="normal"/>
    </style:style>
    <style:style style:name="T149" style:family="text">
      <style:text-properties fo:color="#000000" style:text-position="0% 0%" style:font-name="Courier 10 Pitch" fo:font-style="normal" officeooo:rsid="015ef643" style:font-size-asian="10.5pt" style:font-style-asian="normal" style:font-style-complex="normal"/>
    </style:style>
    <style:style style:name="T150" style:family="text">
      <style:text-properties fo:color="#000000" style:text-position="0% 0%" style:font-name="Courier 10 Pitch" fo:font-style="normal" officeooo:rsid="015fb5c4" style:font-size-asian="10.5pt" style:font-style-asian="normal" style:font-style-complex="normal"/>
    </style:style>
    <style:style style:name="T151" style:family="text">
      <style:text-properties fo:color="#000000" style:text-position="0% 0%" style:font-name="Courier 10 Pitch" fo:font-style="normal" officeooo:rsid="014bad0b" style:font-style-asian="normal" style:font-style-complex="normal"/>
    </style:style>
    <style:style style:name="T152" style:family="text">
      <style:text-properties fo:color="#000000" style:font-name="Liberation Serif" fo:font-size="12pt" style:font-size-asian="12pt"/>
    </style:style>
    <style:style style:name="T153" style:family="text">
      <style:text-properties fo:color="#000000" style:font-name="Liberation Serif" fo:font-size="12pt" officeooo:rsid="01f62ea3" style:font-size-asian="12pt"/>
    </style:style>
    <style:style style:name="T154" style:family="text">
      <style:text-properties fo:color="#000000" style:font-name="Courier 10 Pitch" fo:font-size="12pt" style:font-size-asian="12pt"/>
    </style:style>
    <style:style style:name="T155" style:family="text">
      <style:text-properties officeooo:rsid="00c7cdc5"/>
    </style:style>
    <style:style style:name="T156" style:family="text">
      <style:text-properties officeooo:rsid="00c88c26"/>
    </style:style>
    <style:style style:name="T157" style:family="text">
      <style:text-properties officeooo:rsid="00ca8a5b"/>
    </style:style>
    <style:style style:name="T158" style:family="text">
      <style:text-properties officeooo:rsid="00cbe826"/>
    </style:style>
    <style:style style:name="T159" style:family="text">
      <style:text-properties officeooo:rsid="00cc9107"/>
    </style:style>
    <style:style style:name="T160" style:family="text">
      <style:text-properties officeooo:rsid="00ce9747"/>
    </style:style>
    <style:style style:name="T161" style:family="text">
      <style:text-properties officeooo:rsid="00d60f59"/>
    </style:style>
    <style:style style:name="T162" style:family="text">
      <style:text-properties officeooo:rsid="00d788f3"/>
    </style:style>
    <style:style style:name="T163" style:family="text">
      <style:text-properties officeooo:rsid="00d9d554"/>
    </style:style>
    <style:style style:name="T164" style:family="text">
      <style:text-properties officeooo:rsid="00e670f9"/>
    </style:style>
    <style:style style:name="T165" style:family="text">
      <style:text-properties officeooo:rsid="00e7d62c"/>
    </style:style>
    <style:style style:name="T166" style:family="text">
      <style:text-properties officeooo:rsid="00e97382"/>
    </style:style>
    <style:style style:name="T167" style:family="text">
      <style:text-properties officeooo:rsid="00eb719c"/>
    </style:style>
    <style:style style:name="T168" style:family="text">
      <style:text-properties officeooo:rsid="00ebefa8"/>
    </style:style>
    <style:style style:name="T169" style:family="text">
      <style:text-properties officeooo:rsid="00efee16"/>
    </style:style>
    <style:style style:name="T170" style:family="text">
      <style:text-properties officeooo:rsid="00f04894"/>
    </style:style>
    <style:style style:name="T171" style:family="text">
      <style:text-properties officeooo:rsid="00f335bc"/>
    </style:style>
    <style:style style:name="T172" style:family="text">
      <style:text-properties style:text-underline-style="none" officeooo:rsid="00470d87"/>
    </style:style>
    <style:style style:name="T173" style:family="text">
      <style:text-properties style:text-underline-style="none" officeooo:rsid="00f335bc"/>
    </style:style>
    <style:style style:name="T174" style:family="text">
      <style:text-properties style:text-underline-style="none" officeooo:rsid="00f40597"/>
    </style:style>
    <style:style style:name="T175" style:family="text">
      <style:text-properties officeooo:rsid="00f5f4f7"/>
    </style:style>
    <style:style style:name="T176" style:family="text">
      <style:text-properties officeooo:rsid="00f6a074"/>
    </style:style>
    <style:style style:name="T177" style:family="text">
      <style:text-properties officeooo:rsid="00f6cf03"/>
    </style:style>
    <style:style style:name="T178" style:family="text">
      <style:text-properties officeooo:rsid="00f8126a"/>
    </style:style>
    <style:style style:name="T179" style:family="text">
      <style:text-properties officeooo:rsid="00f84ec7"/>
    </style:style>
    <style:style style:name="T180" style:family="text">
      <style:text-properties officeooo:rsid="00fb665e"/>
    </style:style>
    <style:style style:name="T181" style:family="text">
      <style:text-properties officeooo:rsid="01063a34"/>
    </style:style>
    <style:style style:name="T182" style:family="text">
      <style:text-properties officeooo:rsid="0106cfb3"/>
    </style:style>
    <style:style style:name="T183" style:family="text">
      <style:text-properties officeooo:rsid="0107fb41"/>
    </style:style>
    <style:style style:name="T184" style:family="text">
      <style:text-properties officeooo:rsid="010ac27f"/>
    </style:style>
    <style:style style:name="T185" style:family="text">
      <style:text-properties officeooo:rsid="01117f2f"/>
    </style:style>
    <style:style style:name="T186" style:family="text">
      <style:text-properties officeooo:rsid="0112b07c"/>
    </style:style>
    <style:style style:name="T187" style:family="text">
      <style:text-properties officeooo:rsid="0114714c"/>
    </style:style>
    <style:style style:name="T188" style:family="text">
      <style:text-properties officeooo:rsid="0116b220"/>
    </style:style>
    <style:style style:name="T189" style:family="text">
      <style:text-properties officeooo:rsid="012183ab"/>
    </style:style>
    <style:style style:name="T190" style:family="text">
      <style:text-properties officeooo:rsid="0122719b"/>
    </style:style>
    <style:style style:name="T191" style:family="text">
      <style:text-properties officeooo:rsid="012556b0"/>
    </style:style>
    <style:style style:name="T192" style:family="text">
      <style:text-properties officeooo:rsid="01300137"/>
    </style:style>
    <style:style style:name="T193" style:family="text">
      <style:text-properties officeooo:rsid="013196b5"/>
    </style:style>
    <style:style style:name="T194" style:family="text">
      <style:text-properties officeooo:rsid="0133100b"/>
    </style:style>
    <style:style style:name="T195" style:family="text">
      <style:text-properties officeooo:rsid="00907122"/>
    </style:style>
    <style:style style:name="T196" style:family="text">
      <style:text-properties officeooo:rsid="0143ff58"/>
    </style:style>
    <style:style style:name="T197" style:family="text">
      <style:text-properties officeooo:rsid="014cec86"/>
    </style:style>
    <style:style style:name="T198" style:family="text">
      <style:text-properties officeooo:rsid="0156e272"/>
    </style:style>
    <style:style style:name="T199" style:family="text">
      <style:text-properties officeooo:rsid="01612808"/>
    </style:style>
    <style:style style:name="T200" style:family="text">
      <style:text-properties officeooo:rsid="0164df00"/>
    </style:style>
    <style:style style:name="T201" style:family="text">
      <style:text-properties officeooo:rsid="016ac9ea"/>
    </style:style>
    <style:style style:name="T202" style:family="text">
      <style:text-properties officeooo:rsid="016bc795"/>
    </style:style>
    <style:style style:name="T203" style:family="text">
      <style:text-properties officeooo:rsid="016c16fb"/>
    </style:style>
    <style:style style:name="T204" style:family="text">
      <style:text-properties officeooo:rsid="016d6234"/>
    </style:style>
    <style:style style:name="T205" style:family="text">
      <style:text-properties officeooo:rsid="016f2fc4"/>
    </style:style>
    <style:style style:name="T206" style:family="text">
      <style:text-properties officeooo:rsid="017241f5"/>
    </style:style>
    <style:style style:name="T207" style:family="text">
      <style:text-properties officeooo:rsid="017342d7"/>
    </style:style>
    <style:style style:name="T208" style:family="text">
      <style:text-properties officeooo:rsid="0173e0b4"/>
    </style:style>
    <style:style style:name="T209" style:family="text">
      <style:text-properties officeooo:rsid="0173e917"/>
    </style:style>
    <style:style style:name="T210" style:family="text">
      <style:text-properties officeooo:rsid="01746c03"/>
    </style:style>
    <style:style style:name="T211" style:family="text">
      <style:text-properties officeooo:rsid="01751190"/>
    </style:style>
    <style:style style:name="T212" style:family="text">
      <style:text-properties officeooo:rsid="0179e6dd"/>
    </style:style>
    <style:style style:name="T213" style:family="text">
      <style:text-properties officeooo:rsid="017b7cdd"/>
    </style:style>
    <style:style style:name="T214" style:family="text">
      <style:text-properties officeooo:rsid="017dbdbf"/>
    </style:style>
    <style:style style:name="T215" style:family="text">
      <style:text-properties officeooo:rsid="017e6f4c"/>
    </style:style>
    <style:style style:name="T216" style:family="text">
      <style:text-properties officeooo:rsid="0181209c"/>
    </style:style>
    <style:style style:name="T217" style:family="text">
      <style:text-properties officeooo:rsid="018166f5"/>
    </style:style>
    <style:style style:name="T218" style:family="text">
      <style:text-properties officeooo:rsid="0181b6b7"/>
    </style:style>
    <style:style style:name="T219" style:family="text">
      <style:text-properties officeooo:rsid="018c749a"/>
    </style:style>
    <style:style style:name="T220" style:family="text">
      <style:text-properties officeooo:rsid="0191cff1"/>
    </style:style>
    <style:style style:name="T221" style:family="text">
      <style:text-properties fo:font-size="12pt" officeooo:rsid="0122719b" style:font-size-asian="12pt" style:font-size-complex="12pt"/>
    </style:style>
    <style:style style:name="T222" style:family="text">
      <style:text-properties fo:font-size="12pt" officeooo:rsid="019579ac" style:font-size-asian="12pt" style:font-size-complex="12pt"/>
    </style:style>
    <style:style style:name="T223" style:family="text">
      <style:text-properties fo:font-size="12pt" officeooo:rsid="019709f6" style:font-size-asian="12pt" style:font-size-complex="12pt"/>
    </style:style>
    <style:style style:name="T224" style:family="text">
      <style:text-properties fo:font-size="12pt" officeooo:rsid="0193ab5b" style:font-size-asian="12pt" style:font-size-complex="12pt"/>
    </style:style>
    <style:style style:name="T225" style:family="text">
      <style:text-properties officeooo:rsid="019a0639"/>
    </style:style>
    <style:style style:name="T226" style:family="text">
      <style:text-properties officeooo:rsid="019b103d"/>
    </style:style>
    <style:style style:name="T227" style:family="text">
      <style:text-properties officeooo:rsid="00c2aff5"/>
    </style:style>
    <style:style style:name="T228" style:family="text">
      <style:text-properties officeooo:rsid="019bfe2c"/>
    </style:style>
    <style:style style:name="T229" style:family="text">
      <style:text-properties officeooo:rsid="019d063c"/>
    </style:style>
    <style:style style:name="T230" style:family="text">
      <style:text-properties officeooo:rsid="019d09b4"/>
    </style:style>
    <style:style style:name="T231" style:family="text">
      <style:text-properties officeooo:rsid="019ead86"/>
    </style:style>
    <style:style style:name="T232" style:family="text">
      <style:text-properties officeooo:rsid="019fb144"/>
    </style:style>
    <style:style style:name="T233" style:family="text">
      <style:text-properties officeooo:rsid="01a04c0d"/>
    </style:style>
    <style:style style:name="T234" style:family="text">
      <style:text-properties officeooo:rsid="01a213b5"/>
    </style:style>
    <style:style style:name="T235" style:family="text">
      <style:text-properties officeooo:rsid="01a3fe5b"/>
    </style:style>
    <style:style style:name="T236" style:family="text">
      <style:text-properties officeooo:rsid="01b755ce"/>
    </style:style>
    <style:style style:name="T237" style:family="text">
      <style:text-properties officeooo:rsid="01bdca0b"/>
    </style:style>
    <style:style style:name="T238" style:family="text">
      <style:text-properties officeooo:rsid="01bf51fb"/>
    </style:style>
    <style:style style:name="T239" style:family="text">
      <style:text-properties officeooo:rsid="01c02bf3"/>
    </style:style>
    <style:style style:name="T240" style:family="text">
      <style:text-properties officeooo:rsid="01c095b5"/>
    </style:style>
    <style:style style:name="T241" style:family="text">
      <style:text-properties officeooo:rsid="01c4f8a9"/>
    </style:style>
    <style:style style:name="T242" style:family="text">
      <style:text-properties officeooo:rsid="01c6942b"/>
    </style:style>
    <style:style style:name="T243" style:family="text">
      <style:text-properties officeooo:rsid="01c9c04c"/>
    </style:style>
    <style:style style:name="T244" style:family="text">
      <style:text-properties officeooo:rsid="01cf117b"/>
    </style:style>
    <style:style style:name="T245" style:family="text">
      <style:text-properties officeooo:rsid="01d39337"/>
    </style:style>
    <style:style style:name="T246" style:family="text">
      <style:text-properties officeooo:rsid="01db8992"/>
    </style:style>
    <style:style style:name="T247" style:family="text">
      <style:text-properties officeooo:rsid="01dce48b"/>
    </style:style>
    <style:style style:name="T248" style:family="text">
      <style:text-properties officeooo:rsid="01df69f1"/>
    </style:style>
    <style:style style:name="T249" style:family="text">
      <style:text-properties officeooo:rsid="01dfb491"/>
    </style:style>
    <style:style style:name="T250" style:family="text">
      <style:text-properties officeooo:rsid="01e43379"/>
    </style:style>
    <style:style style:name="T251" style:family="text">
      <style:text-properties officeooo:rsid="01e5cada"/>
    </style:style>
    <style:style style:name="T252" style:family="text">
      <style:text-properties officeooo:rsid="01e8fadb"/>
    </style:style>
    <style:style style:name="T253" style:family="text">
      <style:text-properties officeooo:rsid="01ea5395"/>
    </style:style>
    <style:style style:name="T254" style:family="text">
      <style:text-properties officeooo:rsid="01f2037d"/>
    </style:style>
    <style:style style:name="T255" style:family="text">
      <style:text-properties officeooo:rsid="01f62ea3"/>
    </style:style>
    <style:style style:name="T256" style:family="text">
      <style:text-properties officeooo:rsid="01f6d529"/>
    </style:style>
    <style:style style:name="T257" style:family="text">
      <style:text-properties officeooo:rsid="01f8b351"/>
    </style:style>
    <style:style style:name="T258" style:family="text">
      <style:text-properties officeooo:rsid="01fbbfc0"/>
    </style:style>
    <style:style style:name="T259" style:family="text">
      <style:text-properties officeooo:rsid="01fde979"/>
    </style:style>
    <style:style style:name="T260" style:family="text">
      <style:text-properties officeooo:rsid="02010120"/>
    </style:style>
    <style:style style:name="T261" style:family="text">
      <style:text-properties officeooo:rsid="02016b32"/>
    </style:style>
    <style:style style:name="T262" style:family="text">
      <style:text-properties officeooo:rsid="0201e195"/>
    </style:style>
    <style:style style:name="T263" style:family="text">
      <style:text-properties officeooo:rsid="0204d7db"/>
    </style:style>
    <style:style style:name="T264" style:family="text">
      <style:text-properties officeooo:rsid="02096777"/>
    </style:style>
    <style:style style:name="T265" style:family="text">
      <style:text-properties officeooo:rsid="020d0124"/>
    </style:style>
    <style:style style:name="T266" style:family="text">
      <style:text-properties officeooo:rsid="020eae15"/>
    </style:style>
    <style:style style:name="T267" style:family="text">
      <style:text-properties officeooo:rsid="020eb26d"/>
    </style:style>
    <style:style style:name="T268" style:family="text">
      <style:text-properties officeooo:rsid="021a01ec"/>
    </style:style>
    <style:style style:name="T269" style:family="text">
      <style:text-properties fo:font-weight="normal" officeooo:rsid="021a01ec" style:font-weight-asian="normal" style:font-weight-complex="normal"/>
    </style:style>
    <style:style style:name="T270" style:family="text">
      <style:text-properties fo:font-weight="normal" officeooo:rsid="0146e509" style:font-weight-asian="normal" style:font-weight-complex="normal"/>
    </style:style>
    <style:style style:name="T271" style:family="text">
      <style:text-properties fo:font-weight="normal" officeooo:rsid="01c21812" style:font-weight-asian="normal" style:font-weight-complex="normal"/>
    </style:style>
    <style:style style:name="T272" style:family="text">
      <style:text-properties fo:font-weight="normal" officeooo:rsid="020fea8a" style:font-weight-asian="normal" style:font-weight-complex="normal"/>
    </style:style>
    <style:style style:name="T273" style:family="text">
      <style:text-properties fo:font-weight="normal" officeooo:rsid="0232dc81" style:font-weight-asian="normal" style:font-weight-complex="normal"/>
    </style:style>
    <style:style style:name="T274" style:family="text">
      <style:text-properties fo:font-weight="normal" officeooo:rsid="021a35f7" style:font-weight-asian="normal" style:font-weight-complex="normal"/>
    </style:style>
    <style:style style:name="T275" style:family="text">
      <style:text-properties fo:font-weight="normal" officeooo:rsid="0233814a" style:font-weight-asian="normal" style:font-weight-complex="normal"/>
    </style:style>
    <style:style style:name="T276" style:family="text">
      <style:text-properties officeooo:rsid="023841f8" style:font-size-asian="12pt"/>
    </style:style>
    <style:style style:name="T277" style:family="text">
      <style:text-properties officeooo:rsid="02397ee0" style:font-size-asian="12pt"/>
    </style:style>
    <style:style style:name="T278" style:family="text">
      <style:text-properties style:font-name="Liberation Sans" fo:font-size="14pt" fo:font-style="italic" officeooo:rsid="0077953f" style:font-size-asian="14pt" style:font-style-asian="italic" style:font-size-complex="14pt" style:font-style-complex="italic"/>
    </style:style>
    <style:style style:name="T279" style:family="text">
      <style:text-properties style:font-name="Liberation Sans" fo:font-size="14pt" fo:font-style="italic" officeooo:rsid="00877d7b" style:font-size-asian="14pt" style:font-style-asian="italic" style:font-size-complex="14pt" style:font-style-complex="italic"/>
    </style:style>
    <style:style style:name="T280" style:family="text">
      <style:text-properties style:font-name="Liberation Sans" fo:font-size="14pt" fo:font-style="italic" officeooo:rsid="00679d66" style:font-size-asian="14pt" style:font-style-asian="italic" style:font-size-complex="14pt" style:font-style-complex="italic"/>
    </style:style>
    <style:style style:name="T281" style:family="text">
      <style:text-properties style:font-name="Liberation Sans" fo:font-size="14pt" fo:font-style="italic" officeooo:rsid="01552694" style:font-size-asian="14pt" style:font-style-asian="italic" style:font-size-complex="14pt" style:font-style-complex="italic"/>
    </style:style>
    <style:style style:name="T282" style:family="text">
      <style:text-properties officeooo:rsid="022661b4"/>
    </style:style>
    <style:style style:name="T283" style:family="text">
      <style:text-properties officeooo:rsid="022dea99"/>
    </style:style>
    <style:style style:name="T284" style:family="text">
      <style:text-properties officeooo:rsid="0232edcc"/>
    </style:style>
    <style:style style:name="T285" style:family="text">
      <style:text-properties officeooo:rsid="023626a9"/>
    </style:style>
    <style:style style:name="T286" style:family="text">
      <style:text-properties officeooo:rsid="023764c3"/>
    </style:style>
    <style:style style:name="T287" style:family="text">
      <style:text-properties officeooo:rsid="0244a08d"/>
    </style:style>
    <style:style style:name="T288" style:family="text">
      <style:text-properties style:font-name="Courier 10 Pitch" fo:font-style="normal" officeooo:rsid="0246290e" style:font-style-asian="normal" style:font-style-complex="normal"/>
    </style:style>
    <style:style style:name="T289" style:family="text">
      <style:text-properties style:font-name="Courier 10 Pitch" officeooo:rsid="024b53df"/>
    </style:style>
    <style:style style:name="T290" style:family="text">
      <style:text-properties officeooo:rsid="0246e8df"/>
    </style:style>
    <style:style style:name="T291" style:family="text">
      <style:text-properties officeooo:rsid="0248d449"/>
    </style:style>
    <style:style style:name="T292" style:family="text">
      <style:text-properties officeooo:rsid="02499e4f"/>
    </style:style>
    <style:style style:name="T293" style:family="text">
      <style:text-properties officeooo:rsid="024ae9ed"/>
    </style:style>
    <style:style style:name="T294" style:family="text">
      <style:text-properties officeooo:rsid="024b53df"/>
    </style:style>
    <style:style style:name="T295" style:family="text">
      <style:text-properties officeooo:rsid="024c06fe"/>
    </style:style>
    <style:style style:name="T296" style:family="text">
      <style:text-properties officeooo:rsid="024ce62c"/>
    </style:style>
    <style:style style:name="T297" style:family="text">
      <style:text-properties officeooo:rsid="024d9fe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2">OpenSSL FIPS <text:span text:style-name="T202">Library </text:span>and Android Guide</text:p>
      <text:p text:style-name="Standard"/>
      <text:h text:style-name="Heading_20_1" text:outline-level="1">Introduction</text:h>
      <text:p text:style-name="P60">This document will provide instructions for building the OpenSSL FIPS Object Module and OpenSSL FIPS Capable library <text:span text:style-name="T103">for Android devices</text:span>. <text:span text:style-name="T183">The FIPS Object Module provides validated cryptography, and the FIPS Capable Library uses the validated cryptography</text:span><text:span text:style-name="T183"><text:note text:id="ftn1" text:note-class="footnote"><text:note-citation>1</text:note-citation><text:note-body><text:p text:style-name="P86">In the FIPS 140-2 world, there are two types of cryptography: validated and not validated. There is no such thing as “FIPS 140-2 certified,” “FIPS 140-2 c<text:span text:style-name="T212">o</text:span>nformant” or “FIPS 140-2 compliant”. <text:span text:style-name="T258">If the marketing department uses a term other than FIPS Validated, the</text:span><text:span text:style-name="T263">n</text:span><text:span text:style-name="T258"> the US government will not recognize your program as FIPS-140-2.</text:span></text:p></text:note-body></text:note></text:span><text:span text:style-name="T183">. </text:span><text:span text:style-name="T207">As an OpenSSL developer, you </text:span><text:span text:style-name="T208">will</text:span><text:span text:style-name="T207"> use the library </text:span><text:span text:style-name="T208">the same </text:span><text:span text:style-name="T207">as in the past – except you </text:span><text:span text:style-name="T208">must</text:span><text:span text:style-name="T207"> call </text:span><text:span text:style-name="T36">FIPS_mode_set</text:span><text:span text:style-name="T207"> to enter FIPS mode </text:span><text:span text:style-name="T211">and</text:span><text:span text:style-name="T207"> </text:span><text:span text:style-name="T210">engage</text:span><text:span text:style-name="T207"> the validated cryptography.</text:span></text:p>
      <text:p text:style-name="P57">The FIPS Object Module (<text:span text:style-name="T1">fipscanister.o</text:span>) <text:span text:style-name="T216">is a sequestered container of </text:span><text:span text:style-name="T217">object </text:span><text:span text:style-name="T216">code and data built </text:span><text:span text:style-name="T218">from</text:span><text:span text:style-name="T216"> source code.</text:span> <text:span text:style-name="T216">The</text:span> sources, <text:span text:style-name="T217">object </text:span><text:span text:style-name="T216">code and data</text:span> are strictly controlled by the <text:span text:style-name="T237">OpenSSL FIPS 140-2 Security Policy</text:span>. No changes can be made to the procedure for building the FIPS Object Module, and no changes can be made to the sources. If you need to make changes to the <text:s/>FIPS Object Module, you will need to engage the OpenSSL Foundation for a separate validation.</text:p>
      <text:p text:style-name="P55">The FIPS Capable Library <text:span text:style-name="T213">is comprised of </text:span><text:span text:style-name="T1">libcrypto</text:span> and <text:span text:style-name="T1">libssl</text:span><text:span text:style-name="T111">. </text:span><text:span text:style-name="T118">They</text:span><text:span text:style-name="T119"> are the same libraries you have been using for years.</text:span><text:span text:style-name="T111"> The FIPS Capable Library is tolerant of changes to procedures and source code. You are allow to modify </text:span><text:span text:style-name="T123">them</text:span><text:span text:style-name="T111"> within reason, as long as </text:span><text:span text:style-name="T124">the change</text:span><text:span text:style-name="T125">s </text:span><text:span text:style-name="T111">do not </text:span><text:span text:style-name="T120">adversely </text:span><text:span text:style-name="T111">affect the FIPS Object Module.</text:span></text:p>
      <text:p text:style-name="P56"><text:span text:style-name="T121">This guide is intended to be </text:span><text:span text:style-name="T122">informative</text:span><text:span text:style-name="T121"> and easy to use. In case of </text:span><text:span text:style-name="T122">discrepancies</text:span><text:span text:style-name="T121"> between this document and the OpenSSL FIPS Security Policy, the Security Policy will prevail. </text:span><text:span text:style-name="T126">You can download the </text:span><text:span text:style-name="T127">Security Policy </text:span><text:span text:style-name="T126">from http://www.openssl.org/docs/fips/.</text:span></text:p>
      <text:p text:style-name="P62"><text:span text:style-name="T134">The instructions </text:span><text:span text:style-name="T209">that follow </text:span><text:span text:style-name="T182">depend</text:span><text:span text:style-name="T134"> upon a properly configured Android </text:span><text:span text:style-name="T227">N</text:span><text:span text:style-name="T134">DK and </text:span><text:span text:style-name="T227">S</text:span><text:span text:style-name="T134">DK. </text:span><text:span text:style-name="T227">The </text:span><text:span text:style-name="T134">the NDK is used to compile programs and </text:span><text:span text:style-name="T227">link </text:span><text:span text:style-name="T134">the OpenSSL library; </text:span><text:span text:style-name="T227">while SDK tools are</text:span><text:span text:style-name="T134"> used to push programs to a device. Be sure ANDROID_NDK_ROOT <text:s/></text:span><text:span text:style-name="T227">and </text:span><text:span text:style-name="T134">ANDROID_SDK_ROOT are set properly</text:span><text:span text:style-name="T134"><text:note text:id="ftn2" text:note-class="footnote"><text:note-citation>2</text:note-citation><text:note-body><text:p text:style-name="P84"><text:span text:style-name="T54">Recommended NDK Directory?</text:span><text:span text:style-name="T185">, https://groups.google.com/group/android-ndk/browse_thread/thread/a998e139aca71d77</text:span></text:p></text:note-body></text:note></text:span><text:span text:style-name="T134">, </text:span><text:span text:style-name="T135">and the SDK's tools and platform-tools are available.</text:span></text:p>
      <text:h text:style-name="P98" text:outline-level="1">Executive Summary</text:h>
      <text:p text:style-name="P67"><text:span text:style-name="T248">Use t</text:span><text:span text:style-name="T244">he following commands to build </text:span><text:span text:style-name="T248">and install </text:span><text:span text:style-name="T244">the OpenSSL FIPS Object Module and OpenSSL FIPS Capable library. </text:span><text:span text:style-name="T246">B</text:span><text:span text:style-name="T244">e</text:span><text:span text:style-name="T249">fore running the commands</text:span><text:span text:style-name="T244"> </text:span><text:span text:style-name="T257">download openssl-1.0.1e.tar.gz, openssl-fips-2.0.5.tar.gz and setenv-android.sh; </text:span><text:span text:style-name="T247">place</text:span><text:span text:style-name="T250"> </text:span><text:span text:style-name="T244">the files in the same directory </text:span><text:span text:style-name="T260">(the 'root' directory </text:span><text:span text:style-name="T261">mentioned below</text:span><text:span text:style-name="T260">)</text:span><text:span text:style-name="T244">; </text:span><text:span text:style-name="T249">ensure </text:span><text:span text:style-name="T244">ANDROID_NDK_ROOT is set; </text:span><text:span text:style-name="T252">and</text:span><text:span text:style-name="T129"> </text:span><text:span text:style-name="T132">verify</text:span><text:span text:style-name="T129"> setenv-android.sh suites your taste</text:span><text:span text:style-name="T130">.</text:span><text:span text:style-name="T251"> </text:span><text:span text:style-name="T259">ANDROID_API and ANDROID_TOOLCHAIN </text:span><text:span text:style-name="T262">will be</text:span><text:span text:style-name="T259"> set by the setenv-android.sh script. </text:span><text:span text:style-name="T131">The files</text:span><text:span text:style-name="T257"> </text:span><text:span text:style-name="T251">can be obtained from <text:s/>http://www.openssl.org/source/ </text:span><text:span text:style-name="T253">and</text:span><text:span text:style-name="T251"> http://openssl.com/fips/2.0/platforms/android/.</text:span></text:p>
      <text:h text:style-name="P99" text:outline-level="2"><text:soft-page-break/><text:span text:style-name="T104">Prepare</text:span><text:span text:style-name="T244"> the OpenSSL Sources</text:span></text:h>
      <text:p text:style-name="P15"># From the 'root' directory</text:p>
      <text:p text:style-name="P14">$ rm -rf openssl-fips-2.0.5/<text:line-break/>$ rm -rf openssl-1.0.1e/</text:p>
      <text:p text:style-name="P7">$ tar xzf openssl-fips-2.0.5.tar.gz<text:line-break/>$ tar xzf openssl-1.0.1e.tar.gz</text:p>
      <text:p text:style-name="P11">$ chmod a+x setenv-android.sh</text:p>
      <text:h text:style-name="Heading_20_2" text:outline-level="2">Build the FIPS Object Module</text:h>
      <text:p text:style-name="P16"># From the 'root' directory</text:p>
      <text:p text:style-name="P8">$ . ./setenv-android.sh</text:p>
      <text:p text:style-name="P8">$ cd openssl-fips-2.0.5/</text:p>
      <text:p text:style-name="P8">$ ./config</text:p>
      <text:p text:style-name="P8">$ make</text:p>
      <text:p text:style-name="P8">$ sudo make install</text:p>
      <text:p text:style-name="P19"><text:span text:style-name="T268"># Execute</text:span><text:span text:style-name="T269"> after install</text:span></text:p>
      <text:p text:style-name="P20"><text:span text:style-name="T272">$ sudo </text:span><text:span text:style-name="T273">-E </text:span><text:span text:style-name="T272">cp $FIPS_SIG </text:span><text:span text:style-name="T274">/usr/local/ssl/fips-2.0/</text:span><text:span text:style-name="T275">bin</text:span></text:p>
      <text:p text:style-name="P18">$ sudo <text:span text:style-name="T284">-E </text:span>mv /usr/local/ssl/fips-2.0/ /usr/local/ssl/<text:span text:style-name="T245">$ANDROID_API</text:span></text:p>
      <text:h text:style-name="P100" text:outline-level="2">Build the FIPS Capable Library</text:h>
      <text:p text:style-name="P17"># From the 'root' directory</text:p>
      <text:p text:style-name="P12">$ . ./setenv-android.sh</text:p>
      <text:p text:style-name="P13">$ cd openssl-1.0.1e/</text:p>
      <text:p text:style-name="P21">$ perl -pi -e 's/install: all install_docs install_sw/install: install_docs install_sw/g' Makefile.org</text:p>
      <text:p text:style-name="P25"><text:span text:style-name="T2">$ ./config fips </text:span><text:span text:style-name="T3">shared -no-sslv2 -no-sslv3 -no-comp -no-hw -no-engines </text:span><text:span text:style-name="T15">--</text:span><text:span text:style-name="T2">openssldir=/usr/local/ssl/</text:span><text:span text:style-name="T8">$ANDROID_API</text:span><text:span text:style-name="T7"> </text:span><text:span text:style-name="T14">--</text:span><text:span text:style-name="T2">with-fipsdir=/usr/local/ssl/</text:span><text:span text:style-name="T8">$ANDROID_API</text:span><text:span text:style-name="T7"> </text:span><text:span text:style-name="T13">--</text:span><text:span text:style-name="T2">with-fips</text:span><text:span text:style-name="T4">lib</text:span><text:span text:style-name="T2">dir=</text:span><text:span text:style-name="T4">/usr/local/ssl/</text:span><text:span text:style-name="T8">$ANDROID_API/</text:span><text:span text:style-name="T9">lib/</text:span></text:p>
      <text:p text:style-name="P13">$ make depend</text:p>
      <text:p text:style-name="P26"><text:span text:style-name="T2">$ make </text:span><text:span text:style-name="T6">all</text:span></text:p>
      <text:p text:style-name="P27"><text:span text:style-name="T10">$</text:span><text:span text:style-name="T11"> sudo -E make install CC=$ANDROID_TOOLCHAIN/arm-linux-androideabi-gcc RANLIB=$ANDROID_TOOLCHAIN/arm-linux-androideabi-ranlib</text:span></text:p>
      <text:h text:style-name="Heading_20_1" text:outline-level="1"><text:span text:style-name="T225">OpenSSL FIPS </text:span><text:span text:style-name="T226">Components</text:span></text:h>
      <text:p text:style-name="P47"><text:span text:style-name="T264">While t</text:span><text:span text:style-name="T254">he Executive Summary provided the whirlwind instructions for building and installing the OpenSSL library, </text:span><text:span text:style-name="T264">t</text:span><text:span text:style-name="T254">his sections provides detailed instructions. T</text:span>here are <text:span text:style-name="T186">six</text:span> steps to building the <text:soft-page-break/>FIPS Object Module and FIPS Capable Library for use in <text:span text:style-name="T205">various projects, </text:span><text:span text:style-name="T206">and they are listed below. </text:span><text:span text:style-name="T228">Projects range from simple NDK based command line programs to Android activities using </text:span><text:span text:style-name="T228">the JNI bidge.</text:span></text:p>
      <text:list xml:id="list4195707304139952102" text:style-name="L1">
        <text:list-item>
          <text:p text:style-name="P87">Acquire the required files</text:p>
        </text:list-item>
        <text:list-item>
          <text:p text:style-name="P87"><text:span text:style-name="T229">Adjust</text:span> the cross-compilation script</text:p>
        </text:list-item>
        <text:list-item>
          <text:p text:style-name="P87"><text:span text:style-name="T104">Prepare</text:span> the OpenSSL sources</text:p>
        </text:list-item>
        <text:list-item>
          <text:p text:style-name="P87"><text:span text:style-name="T255">Set</text:span> <text:span text:style-name="T105">the </text:span>Incore utility <text:span text:style-name="T255">PATH</text:span></text:p>
        </text:list-item>
        <text:list-item>
          <text:p text:style-name="P87">Build the FIPS Object Module</text:p>
        </text:list-item>
        <text:list-item>
          <text:p text:style-name="P87">Build the FIPS Capable Library</text:p>
        </text:list-item>
      </text:list>
      <text:h text:style-name="Heading_20_2" text:outline-level="2">Acquire <text:span text:style-name="T203">the </text:span>Required Files</text:h>
      <text:p text:style-name="Text_20_body">First, obtain the base files from http://www.openssl.org/source/:</text:p>
      <text:list xml:id="list4299825676261878261" text:style-name="L2">
        <text:list-item>
          <text:p text:style-name="P88">openssl-1.0.1e.tar.gz</text:p>
        </text:list-item>
        <text:list-item>
          <text:p text:style-name="P88">openssl-fips-2.0.5.tar.gz</text:p>
        </text:list-item>
      </text:list>
      <text:p text:style-name="Text_20_body">Next, acquire the auxiliary files which can be obtained from http://openssl.com/fips/2.0/platforms/android/. <text:span text:style-name="T231">You won't need all the files from the location.</text:span></text:p>
      <text:list xml:id="list7658495422136613423" text:style-name="L3">
        <text:list-item>
          <text:p text:style-name="P89">setenv-android.sh</text:p>
        </text:list-item>
      </text:list>
      <text:p text:style-name="P52">In addition <text:span text:style-name="T232">to the required and auxillary files</text:span>, there is a test program available. Download it from <text:s/>http://openssl.com/fips/2.0/platforms/android/.</text:p>
      <text:list xml:id="list9185154679727083845" text:style-name="L4">
        <text:list-item>
          <text:p text:style-name="P90">fips_hmac.c</text:p>
        </text:list-item>
      </text:list>
      <text:p text:style-name="Text_20_body">openssl-fips-2.0.5.tar.gz includes the FIPS Object Module. openssl-1.0.1e.tar.gz <text:span text:style-name="T88">includes</text:span> the FIPS Capable library.<text:span text:style-name="T204">c</text:span>setenv-android.sh is used to set the cross-compilation environment.<text:span text:style-name="T204"> </text:span>fips_hmac.c <text:span text:style-name="T106">is used to test the static and dynamic libraries on the device.</text:span></text:p>
      <text:p text:style-name="Text_20_body">After collecting the required files, your working directory will look similar to below.</text:p>
      <text:p text:style-name="P75">android-openssl-fips $ ls -l <text:line-break/>-rw-r--r-- 1 <text:s text:c="5"/>2718 Jun 23 17:54 fips_hmac.c <text:line-break/>-rw-r--r-- 1 <text:s text:c="2"/>4459777 Jun 15 03:32 openssl-1.0.1e.tar.gz<text:line-break/>-rw-r--r-- 1 <text:s text:c="2"/>1442754 Jun 23 16:37 openssl-fips-2.0.5.tar.gz<text:line-break/>-rwxr-xr-x 1 <text:s text:c="5"/>6760 Jun 23 01:52 setenv-android.sh </text:p>
      <text:h text:style-name="Heading_20_2" text:outline-level="2"><text:span text:style-name="T230">Adjust</text:span><text:span text:style-name="T98"> </text:span><text:span text:style-name="T214">the </text:span>Cross-Compilation Script</text:h>
      <text:p text:style-name="P59"><text:span text:style-name="T1">setenv-android.sh</text:span> is used to set the cross-compilation environment. Open the script an ensure the following match your needs. <text:span text:style-name="T171">If you are using </text:span><text:span text:style-name="T93">android-ndk-r8e, </text:span><text:span text:style-name="T172">android-14, </text:span><text:span text:style-name="T173">and ANDROID_</text:span><text:span text:style-name="T174">N</text:span><text:span text:style-name="T173">DK_ROOT </text:span><text:span text:style-name="T174">is</text:span><text:span text:style-name="T173"> set, then the script should be ready to use as-is.</text:span></text:p>
      <text:list xml:id="list5381727287272953330" text:style-name="L5">
        <text:list-item>
          <text:p text:style-name="P91">_ANDROID_NDK –<text:span text:style-name="T93"> the version of the NDK. For example, android-ndk-r8e</text:span></text:p>
        </text:list-item>
        <text:list-item>
          <text:p text:style-name="P92">_ANDROID_EABI –<text:span text:style-name="T94"> the version of the EABI tools. For example, </text:span><text:span text:style-name="T94">arm-linux-androideabi-4.6</text:span></text:p>
        </text:list-item>
        <text:list-item>
          <text:p text:style-name="P93"><text:soft-page-break/>_ANDROID_API –<text:span text:style-name="T95"> the API level. For example, android-14</text:span></text:p>
        </text:list-item>
      </text:list>
      <text:p text:style-name="P51">You should also <text:span text:style-name="T96">set</text:span> <text:span text:style-name="T19">ANDROID_SDK_ROOT</text:span><text:span text:style-name="T96"> and </text:span><text:span text:style-name="T1">ANDROID_NDK_ROOT</text:span>. <text:span text:style-name="T96">The environmental variables are used internally by the Android platform tools </text:span><text:span text:style-name="T101">and scripts</text:span><text:span text:style-name="T96">.</text:span><text:span text:style-name="T96"><text:note text:id="ftn3" text:note-class="footnote"><text:note-citation>3</text:note-citation><text:note-body><text:p text:style-name="P49"><text:span text:style-name="T97"><text:s/></text:span><text:span text:style-name="T52">Recommended NDK Directory?</text:span><text:span text:style-name="T97">, https://groups.google.com/group/android-ndk/browse_thread/thread/a998e139aca71d77</text:span></text:p></text:note-body></text:note></text:span></text:p>
      <text:h text:style-name="Heading_20_2" text:outline-level="2">Prepare <text:span text:style-name="T215">the </text:span>OpenSSL Sources</text:h>
      <text:p text:style-name="Text_20_body">Remove stale versions of the OpenSSL FIPS Object Module and FIPS Capable library. Then unpack fresh files. Also ensure the script is executable.</text:p>
      <text:p text:style-name="P3">$ rm -rf openssl-fips-2.0.5/<text:line-break/>$ rm -rf openssl-1.0.1e/</text:p>
      <text:p text:style-name="P3">$ tar xzf openssl-fips-2.0.5.tar.gz<text:line-break/>$ tar xzf openssl-1.0.1e.tar.gz</text:p>
      <text:p text:style-name="P3">$ chmod a+x setenv-android.sh</text:p>
      <text:h text:style-name="Heading_20_2" text:outline-level="2"><text:span text:style-name="T102">Set t</text:span>he Incore Utilit<text:span text:style-name="T102">y Path</text:span></text:h>
      <text:p text:style-name="Text_20_body">The <text:span text:style-name="T1">incore</text:span> utility is a shell script used <text:span text:style-name="T192">by the library </text:span>to embed the FIPS Object Module's <text:span text:style-name="T163">expected </text:span>fingerprint in the OpenSSL <text:span text:style-name="T219">shared object or program</text:span>. The script is located in <text:span text:style-name="T1">openssl-fips-2.0.5/util</text:span>, and will be <text:span text:style-name="T99">used when </text:span><text:span text:style-name="T192">building the shared object (</text:span><text:span text:style-name="T193">and</text:span><text:span text:style-name="T192"> indirectly when linking to the static archive </text:span><text:span text:style-name="T193">via </text:span><text:span text:style-name="T33">fipsld</text:span><text:span text:style-name="T192">)</text:span><text:span text:style-name="T99">.</text:span></text:p>
      <text:p text:style-name="P66">Since <text:span text:style-name="T1">openssl-fips-2.0.5/util</text:span> <text:span text:style-name="T111">is probably not </text:span><text:span text:style-name="T128">included</text:span><text:span text:style-name="T153"> as one of the directories in the search list </text:span><text:span text:style-name="T152">specified by the </text:span><text:span text:style-name="T154">PATH</text:span><text:span text:style-name="T152"> environment variable</text:span><text:span text:style-name="T111">, export</text:span> <text:span text:style-name="T1">FIPS_SIG</text:span> <text:span text:style-name="T100">as follows by executing </text:span><text:span text:style-name="T18">find</text:span><text:span text:style-name="T100"> f</text:span>rom your root directory. In the example below, the root directory is <text:span text:style-name="T1">/home/user/android-openssl-fips/</text:span>.</text:p>
      <text:p text:style-name="P2">$ export FIPS_SIG=`find $PWD -name incore`<text:line-break/>$ echo $FIPS_SIG<text:line-break/>/home/user/android-openssl-fips/openssl-fips-2.0.5/util/incore</text:p>
      <text:p text:style-name="P32"><text:span text:style-name="T194">If </text:span><text:span text:style-name="T34">incore</text:span><text:span text:style-name="T194"> is already installed in a known location, you can use it from there </text:span><text:span text:style-name="T220">instead</text:span><text:span text:style-name="T194">:</text:span></text:p>
      <text:p text:style-name="P5">$ export FIPS_SIG=`find /<text:span text:style-name="T194">usr/local/ssl</text:span> -name incore`<text:line-break/><text:span text:style-name="T194">$ echo $FIPS_SIG<text:line-break/>/usr/local/ssl/android-14/bin/incore</text:span></text:p>
      <text:h text:style-name="Heading_20_2" text:outline-level="2">Build the FIPS Object Module </text:h>
      <text:p text:style-name="P63"><text:span text:style-name="T239">The FIPS Object Module provides the validated cryptography for the OpenSSL library. </text:span>This section of the document will guide you through the creation of the FIPS Object Module. The Module is governed by the FIPS 140-2 program requirements and you cannot deviate from the <text:span text:style-name="T238">OpenSSL FIPS 140-2 Security Policy</text:span> during any stage during handling, from acquisition, through building, to installation.</text:p>
      <text:p text:style-name="P61">The FIPS Object Module build procedures use the cross-compilation tools supplied in the NDK. It does not use Android.mk and friends. A shell script is used to set the environment for the <text:soft-page-break/>cross-compilation, and you might need to adjust the script to suit your taste.</text:p>
      <text:p text:style-name="Text_20_body">To compile the FIPS Object Module for the embedded platform, perform the following steps. You cannot specify any arguments to <text:span text:style-name="T1">config</text:span> or <text:span text:style-name="T1">make</text:span>. <text:span text:style-name="T51">Note the leading '.' when running the setenv-android.sh script.</text:span><text:span text:style-name="T56"> </text:span><text:span text:style-name="T57">If you have any errors from the script, then you should fix them before proceeding.</text:span></text:p>
      <text:p text:style-name="P6">$ . ./setenv-android.sh<text:line-break/>$ cd openssl-fips-2.0.5/<text:line-break/>$ ./config<text:line-break/>$ make</text:p>
      <text:p text:style-name="P65">After make completes, verify <text:span text:style-name="T1">fipscanister.o</text:span> was built for the embedded architecture.</text:p>
      <text:p text:style-name="P9">$ find . -name fipscanister.o<text:line-break/>./fips/fipscanister.o</text:p>
      <text:p text:style-name="P9">$ readelf -h ./fips/fipscanister.o | grep -i 'class\|machine'</text:p>
      <text:p text:style-name="P2"><text:s text:c="2"/>Class: <text:s text:c="18"/>ELF32<text:line-break/> <text:s/>Machine: <text:s text:c="16"/>ARM</text:p>
      <text:p text:style-name="P30">Finally, install the library. You must run <text:span text:style-name="T1">make install</text:span> without arguments.</text:p>
      <text:p text:style-name="P2">$ sudo make install </text:p>
      <text:p text:style-name="P36">After installing the FIPS Object Module, the four files of interest can be found in the <text:span text:style-name="T1">lib/</text:span> directory.</text:p>
      <text:p text:style-name="P10"><text:s/>$ ls /usr/local/ssl/fips-2.0/lib/ <text:line-break/>fipscanister.o <text:s/>fipscanister.o.sha1 <text:s/>fips_premain.c <text:s/>fips_premain.c.sha1</text:p>
      <text:p text:style-name="P31">Once installed, you are outside the scope of FIPS 140-2 and allowed to move the library.</text:p>
      <text:p text:style-name="P2">$ sudo mv /usr/local/ssl/fips-2.0/ /usr/local/ssl/android-14<text:line-break/>$ ls /usr/local/ssl/<text:line-break/>android-14</text:p>
      <text:p text:style-name="P48"><text:span text:style-name="T190">The </text:span><text:span text:style-name="T32">android-14</text:span><text:span text:style-name="T190"> is the API level you are building for, and is needed if you have multiple OpenSSL libraries installed (for example, you might have </text:span><text:span text:style-name="T32">macosx</text:span><text:span text:style-name="T190">, </text:span><text:span text:style-name="T32">iphoneos</text:span><text:span text:style-name="T190">, and </text:span><text:span text:style-name="T32">android-14</text:span><text:span text:style-name="T190"> in </text:span><text:span text:style-name="T32">/usr/local/ssl</text:span><text:span text:style-name="T190">). </text:span><text:span text:style-name="T221">You can </text:span><text:span text:style-name="T222">retrieve</text:span><text:span text:style-name="T221"> the API level </text:span><text:span text:style-name="T223">from </text:span><text:span text:style-name="T38">ANDROID_API</text:span><text:span text:style-name="T221">, </text:span><text:span text:style-name="T224">which was set in the </text:span><text:span text:style-name="T39">setenv-android.sh</text:span><text:span text:style-name="T224"> script</text:span><text:span text:style-name="T221">:</text:span></text:p>
      <text:p text:style-name="P73">$ echo $ANDROID_API<text:line-break/>android-14</text:p>
      <text:p text:style-name="P35"><text:span text:style-name="T233">Finally, copy </text:span><text:span text:style-name="T40">incore</text:span><text:span text:style-name="T233"> into the installation directory. This will allow you to delete the temporary folders in your working </text:span><text:span text:style-name="T234">are</text:span><text:span text:style-name="T235">a</text:span><text:span text:style-name="T234"> (</text:span><text:span text:style-name="T41">openssl-fips-2.0.5</text:span><text:span text:style-name="T234"> and </text:span><text:span text:style-name="T41">openssl-1.0.1e</text:span><text:span text:style-name="T234">)</text:span><text:span text:style-name="T233"> once the libraries are installed.</text:span></text:p>
      <text:p text:style-name="P74">$ find . -name incore <text:line-break/>./util/incore <text:line-break/>$ sudo cp ./util/incore /usr/local/ssl/android-14/bin/ <text:line-break/>$ ls /usr/local/ssl/android-14/bin/ <text:line-break/>fipsld <text:s/>fips_standalone_sha1 <text:s/>incore</text:p>
      <text:h text:style-name="Heading_20_2" text:outline-level="2"><text:soft-page-break/>Build the FIPS Capable Library</text:h>
      <text:p text:style-name="P64"><text:span text:style-name="T240">The FIPS Capable Library is a standard OpenSSL distribution that </text:span><text:span text:style-name="T256">can use the validated </text:span><text:span text:style-name="T256">cryptography provided by the FIPS Object Module</text:span><text:span text:style-name="T240">. </text:span>This section of the document will guide you through the creation of the <text:span text:style-name="T164">t</text:span>he FIPS Capable Library. <text:span text:style-name="T155">You are allowed to modify the FIPS Capable Library within reason, as long as it does not adversely affect the FIPS Object Module.</text:span></text:p>
      <text:p text:style-name="P53">The <text:span text:style-name="T156">FIPS </text:span><text:span text:style-name="T256">Capable</text:span> <text:span text:style-name="T157">version of the </text:span>library <text:span text:style-name="T165">can operate with or without FIPS </text:span><text:span text:style-name="T181">validated cryptography</text:span><text:span text:style-name="T165">. </text:span><text:span text:style-name="T256">It</text:span><text:span text:style-name="T165"> </text:span><text:span text:style-name="T166">handles</text:span><text:span text:style-name="T165"> </text:span>all the details of operation while in FIPS mode after you successfully call <text:span text:style-name="T1">FIPS_mode_set</text:span>. If you don't call <text:span text:style-name="T1">FIPS_mode_set</text:span>, the library will still operate as expected; but it will not be using validated cryptography.</text:p>
      <text:p text:style-name="P71">Its recommended that you build the shared object since Android will load and link it out of the box. If you build a static library, then you will have to build a wrapper shared object around the static archive.</text:p>
      <text:p text:style-name="P72"><text:span text:style-name="T285">The </text:span><text:span text:style-name="T286">FIPS Capable</text:span><text:span text:style-name="T285"> </text:span><text:span text:style-name="T50">Makefile</text:span><text:span text:style-name="T285"> (and </text:span><text:span text:style-name="T50">Makefile.org</text:span><text:span text:style-name="T285">) needs its </text:span><text:span text:style-name="T50">install</text:span><text:span text:style-name="T285"> rule modified. The </text:span><text:span text:style-name="T50">install</text:span><text:span text:style-name="T285"> rule includes the </text:span><text:span text:style-name="T50">all</text:span><text:span text:style-name="T285"> target, which causes items to be built during install. A bug in the process </text:span><text:span text:style-name="T286">when running as root </text:span><text:span text:style-name="T285">results in a</text:span><text:span text:style-name="T286">n empty</text:span><text:span text:style-name="T285"> signature for the shared object (the signature is a string of zeros).</text:span></text:p>
      <text:p text:style-name="P70">To build the FIPS Capable library, you must issue <text:span text:style-name="T1">config fips</text:span>, but other options are up to you. Some suggested options for configure include: <text:span text:style-name="T48">shared</text:span><text:span text:style-name="T89">, </text:span><text:span text:style-name="T1">-no-sslv2</text:span>, <text:span text:style-name="T1">-no-sslv3</text:span>, <text:span text:style-name="T1">-no-comp</text:span>, <text:span text:style-name="T1">-no-hw</text:span>, <text:span text:style-name="T167">and </text:span><text:span text:style-name="T1">-no-engines</text:span>. <text:span text:style-name="T46">s</text:span><text:span text:style-name="T47">hared</text:span><text:span text:style-name="T242"> will build and install both the shared </text:span><text:span text:style-name="T243">object </text:span><text:span text:style-name="T242">and static </text:span><text:span text:style-name="T243">archive</text:span><text:span text:style-name="T242">. </text:span>You <text:span text:style-name="T158">should</text:span> specify <text:span text:style-name="T45">--openssldir</text:span><text:span text:style-name="T241">, </text:span><text:s/><text:span text:style-name="T1">--with-fipsdir</text:span> <text:span text:style-name="T90">and </text:span><text:span text:style-name="T43">--</text:span><text:span text:style-name="T44">with-fipslibdir</text:span><text:span text:style-name="T90"> </text:span><text:span text:style-name="T158">to ensure the FIPS Capable </text:span><text:span text:style-name="T241">build system</text:span><text:span text:style-name="T158"> finds components from the FIPS Object Module</text:span><text:span text:style-name="T90">.</text:span></text:p>
      <text:p text:style-name="P54"><text:span text:style-name="T159">Begin building the FIPS Capable library by setting the </text:span><text:span text:style-name="T168">cross-compilation</text:span><text:span text:style-name="T159"> environment. </text:span><text:span text:style-name="T51">Note the leading '.' when running the setenv-android.sh script. </text:span><text:span text:style-name="T57">If you have any errors from the script, then you should fix them before proceeding.</text:span></text:p>
      <text:p text:style-name="P95">$ . ./setenv-android.sh<text:line-break/>$ cd openssl-1.0.1e/</text:p>
      <text:p text:style-name="P96"><text:span text:style-name="T290">Next, fix the </text:span><text:span text:style-name="T291">m</text:span><text:span text:style-name="T290">akefile and </text:span><text:span text:style-name="T292">run</text:span><text:span text:style-name="T290"> configure.</text:span></text:p>
      <text:p text:style-name="P22">$ perl -pi -e 's/install: all install_docs install_sw/install: install_docs install_sw/g' Makefile.org</text:p>
      <text:p text:style-name="P28"><text:span text:style-name="T2">$ ./config fips </text:span><text:span text:style-name="T3">shared -no-sslv2 -no-sslv3 -no-comp -no-hw -no-engines </text:span><text:span text:style-name="T12">--</text:span><text:span text:style-name="T2">openssldir=/usr/local/ssl/android-14/ </text:span><text:span text:style-name="T4">--</text:span><text:span text:style-name="T2">with-fipsdir=/usr/local/ssl/android-14/ </text:span><text:span text:style-name="T5">--</text:span><text:span text:style-name="T2">with-fips</text:span><text:span text:style-name="T4">lib</text:span><text:span text:style-name="T2">dir=/usr/local/ssl/android-14/</text:span><text:span text:style-name="T4">lib/</text:span></text:p>
      <text:p text:style-name="P29">Then run <text:span text:style-name="T1">make depend</text:span> and <text:span text:style-name="T1">make </text:span><text:span text:style-name="T37">all</text:span>:</text:p>
      <text:p text:style-name="P6">$ make depend<text:line-break/>$ make <text:span text:style-name="T92">all</text:span></text:p>
      <text:p text:style-name="P29">After <text:span text:style-name="T1">make</text:span> completes, verify <text:span text:style-name="T1">libcrypto.a</text:span> and <text:span text:style-name="T1">libssl.a</text:span> <text:span text:style-name="T91">were</text:span> built for the embedded architecture.</text:p>
      <text:p text:style-name="P2">$ find . -name libcrypto.a<text:line-break/>./libcrypto.a</text:p>
      <text:p text:style-name="P2"><text:soft-page-break/>$ readelf -h ./libcrypto.a | grep -i 'class\|machine' | head -<text:span text:style-name="T287">2</text:span><text:line-break/> <text:s/>Class: <text:s text:c="18"/>ELF32<text:line-break/> <text:s/>Machine: <text:s text:c="16"/>ARM</text:p>
      <text:p text:style-name="P39">Finally, install the library. <text:span text:style-name="T188">The makefile's </text:span><text:span text:style-name="T30">install</text:span><text:span text:style-name="T188"> rule uses both </text:span><text:span text:style-name="T30">CC</text:span><text:span text:style-name="T188"> and </text:span><text:span text:style-name="T30">RANLIB</text:span><text:span text:style-name="T188">, so you will need to fully specify the command </text:span><text:span text:style-name="T191">variables</text:span><text:span text:style-name="T188"> on the command line </text:span><text:span text:style-name="T191">(during install, </text:span><text:span text:style-name="T30">sudo</text:span><text:span text:style-name="T188"> drops the user's path</text:span><text:span text:style-name="T191">)</text:span><text:span text:style-name="T188">. </text:span><text:span text:style-name="T61">Y</text:span><text:span text:style-name="T62">ou </text:span><text:span text:style-name="T63">must</text:span><text:span text:style-name="T61"> </text:span><text:span text:style-name="T68">also </text:span><text:span text:style-name="T62">use </text:span><text:span text:style-name="T64">sudo's </text:span><text:span text:style-name="T62">-E </text:span><text:span text:style-name="T65">option</text:span><text:span text:style-name="T62">; otherwise </text:span><text:span text:style-name="T20">ANDROID_TOOLCHAIN</text:span><text:span text:style-name="T62"> will be </text:span><text:span text:style-name="T64">empty</text:span><text:span text:style-name="T62"> </text:span><text:span text:style-name="T62">and </text:span><text:span text:style-name="T66">tools such as </text:span><text:span text:style-name="T21">arm-linux-androideabi-gcc</text:span><text:span text:style-name="T115"> </text:span><text:span text:style-name="T116">and </text:span><text:span text:style-name="T62"><text:s/></text:span><text:span text:style-name="T22">arm-linux-androideabi-ranlib</text:span><text:span text:style-name="T114"> </text:span><text:span text:style-name="T67">will not be found.</text:span></text:p>
      <text:p text:style-name="P4">$<text:span text:style-name="T184"> sudo -E make install </text:span><text:span text:style-name="T184">CC=$ANDROID_TOOLCHAIN/arm-linux-androideabi-gcc RANLIB=$ANDROID_TOOLCHAIN/arm-linux-androideabi-ranlib</text:span></text:p>
      <text:h text:style-name="Heading_20_1" text:outline-level="1"><text:span text:style-name="T107">Test</text:span><text:span text:style-name="T170">ing</text:span><text:span text:style-name="T107"> the </text:span><text:span text:style-name="T109">OpenSSL Libraries</text:span></text:h>
      <text:p text:style-name="P58"><text:span text:style-name="T107">Testing the installation consists of building a sample program, installing it with </text:span><text:span text:style-name="T28">adb</text:span><text:span text:style-name="T107">, and then running the program </text:span><text:span text:style-name="T161">using a remote shell</text:span><text:span text:style-name="T107">. Both the static and dynamic version of the OpenSSL library </text:span><text:span text:style-name="T161">can</text:span><text:span text:style-name="T107"> be tested </text:span><text:span text:style-name="T160">using fips_hmac, which </text:span><text:span text:style-name="T161">is a test program to </text:span><text:span text:style-name="T160">calculate a hmac over the files given as arguments.</text:span></text:p>
      <text:p text:style-name="P58"><text:span text:style-name="T162">The test program is built in a cross</text:span><text:span text:style-name="T169">-</text:span><text:span text:style-name="T162">compilation environment, just like the FIPS Object Module and FIPS Capable library. </text:span><text:span text:style-name="T189">To begin, set the Android environment and verify </text:span><text:span text:style-name="T31">ANDROID_SYSROOT</text:span><text:span text:style-name="T189">.</text:span><text:span text:style-name="T108"> </text:span><text:span text:style-name="T53">Note the leading '.' when running the setenv-android.sh script.</text:span><text:span text:style-name="T58"> </text:span><text:span text:style-name="T57">If you have any errors from the script, then you should fix them before proceeding.</text:span></text:p>
      <text:p text:style-name="P23">$ . ./setenv-android.sh</text:p>
      <text:p text:style-name="P24"><text:span text:style-name="T17">$ echo $ANDROID_SYSROOT <text:line-break/>/opt/android-ndk-r8e/platforms/android-14/arch-arm</text:span><text:span text:style-name="T16"> </text:span></text:p>
      <text:h text:style-name="P101" text:outline-level="2"><text:span text:style-name="T278">Link</text:span><text:span text:style-name="T279">ing</text:span><text:span text:style-name="T280"> with </text:span><text:span text:style-name="T281">the </text:span><text:span text:style-name="T280">Shared Object</text:span></text:h>
      <text:p text:style-name="P68"><text:span text:style-name="T282">Linking with the shared object is easiest. That's because the FIPS Capable library build process </text:span><text:span text:style-name="T297">takes</text:span><text:span text:style-name="T282"> care of a number of items for you, including running </text:span><text:span text:style-name="T49">fipsld</text:span><text:span text:style-name="T282"> on the shared object. The downside to dynamic linking is you have to push the program and shared object to the device and modify the loader path before executing. </text:span></text:p>
      <text:p text:style-name="P68"><text:span text:style-name="T282">The command below compiles </text:span><text:span text:style-name="T49">fips_hmac.c</text:span><text:span text:style-name="T282"> using </text:span><text:span text:style-name="T49">ANDROID_SYSROOT</text:span><text:span text:style-name="T282"> and the shared object (libcrypto.so). </text:span><text:span text:style-name="T49">ANDROID_SYSROOT</text:span><text:span text:style-name="T282"> specifies the location of Android's headers and libraries, and is set using setenv-android.sh. </text:span></text:p>
      <text:p text:style-name="P80">$ arm-linux-androideabi-gcc --sysroot="$ANDROID_SYSROOT" -I/usr/local/ssl/android-14/include fips_hmac.c -o fips_hmac.exe /usr/local/ssl/android-14/lib/libcrypto.so </text:p>
      <text:p text:style-name="P68"><text:span text:style-name="T282">There's no need to run </text:span><text:span text:style-name="T49">fipsld</text:span><text:span text:style-name="T282"> on a program which dynamic</text:span><text:span text:style-name="T283">ally links to the OpenSSL library</text:span><text:span text:style-name="T282">. </text:span></text:p>
      <text:p text:style-name="P69">Once the program is built, push it to the device and execute it. </text:p>
      <text:p text:style-name="P80"># Copy the program and shared library to the Android device <text:line-break/>$ adb push fips_hmac.exe /data/local/tmp/ <text:line-break/>303 KB/s (18548 bytes in 0.059s) </text:p>
      <text:p text:style-name="P80"><text:soft-page-break/>$ adb push libcrypto.so.1.0.0 /data/local/tmp <text:line-break/>1106 KB/s (2154620 bytes in 1.900s) </text:p>
      <text:p text:style-name="P80"># Execute the program on the Android device <text:line-break/>$ adb shell </text:p>
      <text:p text:style-name="P79"><text:span text:style-name="T282">shell@android: $ cd /data/local/tmp <text:line-break/></text:span><text:span text:style-name="T282">shell@android: $ LD_LIBRARY_PATH=./; ./fips_hmac.exe -v fips_hmac.exe </text:span></text:p>
      <text:p text:style-name="P80">FIPS mode enabled<text:line-break/>f178788e8a439dbaaa760ef774e8d92e01d2440e</text:p>
      <text:p text:style-name="P81">shell@android: $</text:p>
      <text:p text:style-name="P43"><text:span text:style-name="T270">The hash</text:span><text:span text:style-name="T271">es produced</text:span><text:span text:style-name="T270"> </text:span><text:span text:style-name="T271">by the test program</text:span><text:span text:style-name="T270"> will vary with</text:span><text:span text:style-name="T271"> the files being digested.</text:span></text:p>
      <text:h text:style-name="Heading_20_2" text:outline-level="2"><text:span text:style-name="T133">Link</text:span><text:span text:style-name="T136">ing</text:span><text:span text:style-name="T110"> with </text:span><text:span text:style-name="T198">the </text:span><text:span text:style-name="T107">Static </text:span><text:span text:style-name="T265">Archive</text:span></text:h>
      <text:p text:style-name="P33"><text:span text:style-name="T79">Linking against the static library is more challenging. </text:span><text:span text:style-name="T80">That's because you have to </text:span><text:span text:style-name="T82">compile your program to produce an </text:span><text:span text:style-name="T84">object</text:span><text:span text:style-name="T82"> file, and then</text:span><text:span text:style-name="T80"> run </text:span><text:span text:style-name="T24">fipsld</text:span><text:span text:style-name="T80"> to </text:span><text:span text:style-name="T85">embed the FIPS fingerprint and </text:span><text:span text:style-name="T80">produce the </text:span><text:span text:style-name="T82">final </text:span><text:span text:style-name="T80">executable. The upside to static linking is its easy to push and run the binary on the device.</text:span></text:p>
      <text:p text:style-name="P38"><text:span text:style-name="T81">Before </text:span><text:span text:style-name="T83">compiling</text:span><text:span text:style-name="T81"> the test program, you need to set two variables – </text:span><text:span text:style-name="T25">CC</text:span><text:span text:style-name="T81"> and </text:span><text:span text:style-name="T25">FIPSLD_</text:span><text:span text:style-name="T27">CC</text:span><text:span text:style-name="T81">. </text:span><text:span text:style-name="T84">The</text:span><text:span text:style-name="T86">y</text:span><text:span text:style-name="T84"> must be exported because </text:span><text:span text:style-name="T26">fipsld</text:span><text:span text:style-name="T84"> </text:span><text:span text:style-name="T87">uses them</text:span><text:span text:style-name="T84">. </text:span><text:span text:style-name="T73">Behind the scenes,</text:span><text:span text:style-name="T74"> </text:span><text:span text:style-name="T23">fipsld</text:span><text:span text:style-name="T70"> will compile </text:span><text:span text:style-name="T75">and link </text:span><text:span text:style-name="T70"><text:s/></text:span><text:span text:style-name="T23">fips_premain.c</text:span><text:span text:style-name="T70">, </text:span><text:span text:style-name="T71">modify</text:span><text:span text:style-name="T70"> the </text:span><text:span text:style-name="T23">libcrypto</text:span><text:span text:style-name="T70"> archive, </text:span><text:span text:style-name="T72">assemble</text:span><text:span text:style-name="T70"> the final program, and embed the fingerprint.</text:span></text:p>
      <text:p text:style-name="P83"><text:span text:style-name="T276">$ export CC=`find /usr/local/ssl/$ANDROID_API -name fipsld`<text:line-break/></text:span><text:span text:style-name="T277">$ echo $CC <text:line-break/>/usr/local/ssl/android-14/bin/fipsld</text:span></text:p>
      <text:p text:style-name="P83"><text:span text:style-name="T276">$ export FIPSLD_CC="$ANDROID_TOOLCHAIN/arm-linux-androideabi-gcc" <text:line-break/></text:span><text:span text:style-name="T277">$ echo $FIPSLD_CC <text:line-break/>/opt/android-ndk-r8e/toolchains/arm-linux-androideabi-4.6/prebuilt/<text:line-break/>linux-x86/bin/arm-linux-androideabi-gcc</text:span></text:p>
      <text:p text:style-name="P34"><text:span text:style-name="T117">Finally, </text:span><text:span text:style-name="T73">compile and link as normal </text:span><text:span text:style-name="T76">using </text:span><text:span text:style-name="T288">CC</text:span><text:span text:style-name="T73">.</text:span></text:p>
      <text:p text:style-name="P94">$CC --sysroot="$ANDROID_SYSROOT" -I/usr/local/ssl/android-14/include fips-test.c -o fips-test.exe /usr/local/ssl/android-14/lib/libcrypto.a</text:p>
      <text:p text:style-name="P50"><text:span text:style-name="T78">Once the program is built, push it to the device and execute it</text:span><text:span text:style-name="T77">.</text:span></text:p>
      <text:p text:style-name="P50"/>
      <text:p text:style-name="P76"><text:span text:style-name="T59"># Copy the program to the Android device<text:line-break/></text:span><text:span text:style-name="T60">$ adb push fips_hmac.exe /data/local/tmp <text:line-break/></text:span><text:span text:style-name="T69">1099 KB/s (1462276 bytes in 1.298s)</text:span></text:p>
      <text:p text:style-name="P76"><text:span text:style-name="T59"># Execute the program on the Android device<text:line-break/></text:span><text:span text:style-name="T60">$ adb shell <text:line-break/>shell@android: $ cd /data/local/tmp <text:s text:c="42"/></text:span></text:p>
      <text:p text:style-name="P78">shell@android: $ fips_hmac.exe -v fips_hmac.exe<text:line-break/><text:span text:style-name="T195">FIPS mode enabled</text:span><text:line-break/><text:soft-page-break/><text:span text:style-name="T196">a7518364fbba32cca0df974ee646e8a13833eb3d</text:span></text:p>
      <text:p text:style-name="P82">shell@android: $</text:p>
      <text:p text:style-name="P37"><text:span text:style-name="T112">The hash</text:span><text:span text:style-name="T113">es produced</text:span><text:span text:style-name="T112"> </text:span><text:span text:style-name="T113">by the test program</text:span><text:span text:style-name="T112"> will vary with</text:span><text:span text:style-name="T113"> the files being digested.</text:span></text:p>
      <text:h text:style-name="Heading_20_1" text:outline-level="1">Miscellaneous</text:h>
      <text:p text:style-name="P97"><text:span text:style-name="T293">Once the FIPS Object Module and FIPS Capable </text:span><text:span text:style-name="T295">L</text:span><text:span text:style-name="T293">ibrary are installed, you can safely delete the source directories. </text:span><text:span text:style-name="T294">The headers, libraries and programs (such as </text:span><text:span text:style-name="T289">fipsld</text:span><text:span text:style-name="T294"> and </text:span><text:span text:style-name="T289">incore</text:span><text:span text:style-name="T294">) are located </text:span><text:span text:style-name="T296">in subdirectories of</text:span><text:span text:style-name="T294"> </text:span><text:span text:style-name="T289">/usr/local/ssl/&lt;platform&gt;</text:span><text:span text:style-name="T294">.</text:span></text:p>
      <text:p text:style-name="P44">The NDK supplies headers for each major <text:span text:style-name="T177">platform </text:span><text:span text:style-name="T197">- f</text:span>or example, <text:span text:style-name="T177">API 14, API 9, API 8, </text:span><text:span text:style-name="T178">and API 5</text:span><text:span text:style-name="T177">. I</text:span>f you are building for Android 4.2 (API 17), Android 4.1 (API 16) and Android 4.0 (API 14), then you would use the NDK's <text:span text:style-name="T180">API 14</text:span> <text:span text:style-name="T180">(</text:span>android-14 <text:span text:style-name="T180">platform)</text:span>.<text:note text:id="ftn4" text:note-class="footnote"><text:note-citation>4</text:note-citation><text:note-body><text:p text:style-name="P85"><text:span text:style-name="T55">Relationship between APIs, EABIs, and Toolchains</text:span><text:span text:style-name="T187">, https://groups.google.com/forum/#!topic/android-ndk/KBfiNaGv7uk</text:span></text:p></text:note-body></text:note></text:p>
      <text:p text:style-name="P42"><text:span text:style-name="T175">Specify the full library name when calling Java's </text:span><text:span text:style-name="T29">System.load</text:span><text:span text:style-name="T175">. That is, call </text:span><text:span text:style-name="T29">System.load(“libcrypto.so.1.0.0”)</text:span><text:span text:style-name="T175">. Also note </text:span><text:span text:style-name="T176">that some Android routines expect the prefix of “lib” and suffix of “so”, so you might have to rename the library.</text:span></text:p>
      <text:p text:style-name="P45">Some versions of the Android Java system loader will load the system's version of the OpenSSL library, even though you built and included a copy with your application. <text:span text:style-name="T179">In this case, you might need to write a wrapper shared object and link </text:span><text:span text:style-name="T200">t</text:span><text:span text:style-name="T179">o the static version of the OpenSSL library.</text:span></text:p>
      <text:p text:style-name="P41"><text:span text:style-name="T142">For Android, you never compile </text:span><text:span text:style-name="T147">fips_premain.c</text:span><text:span text:style-name="T142"> and you never link against</text:span><text:span text:style-name="T142"> </text:span><text:span text:style-name="T147">fipscanister.o</text:span><text:span text:style-name="T142">. </text:span><text:span text:style-name="T146">f</text:span><text:span text:style-name="T147">ipsld</text:span><text:span text:style-name="T142"> will compile and link </text:span><text:span text:style-name="T147">fips_premain.c</text:span><text:span text:style-name="T142">, </text:span><text:span text:style-name="T143">and </text:span><text:span text:style-name="T148">libcr</text:span><text:span text:style-name="T149">yp</text:span><text:span text:style-name="T150">t</text:span><text:span text:style-name="T149">o.a</text:span><text:span text:style-name="T144"> will include </text:span><text:span text:style-name="T147">fipscanister.o</text:span><text:span text:style-name="T142">.</text:span></text:p>
      <text:p text:style-name="P40"><text:span text:style-name="T141">Internally, </text:span><text:span text:style-name="T145">fipsld</text:span><text:span text:style-name="T141"> will call on </text:span><text:span text:style-name="T145">incore</text:span><text:span text:style-name="T141">. </text:span><text:span text:style-name="T137">If you try to use </text:span><text:span text:style-name="T151">incore</text:span><text:span text:style-name="T137"> directly (rather than </text:span><text:span text:style-name="T138">through</text:span><text:span text:style-name="T137"> </text:span><text:span text:style-name="T151">fipsld</text:span><text:span text:style-name="T137">), you </text:span><text:span text:style-name="T139">will </text:span><text:span text:style-name="T137">encounter a number of problems. </text:span><text:span text:style-name="T140">The problems are outside the scope of this guide.</text:span></text:p>
      <text:p text:style-name="P46">If you compile with <text:span text:style-name="T1">-fPIE</text:span> and <text:span text:style-name="T1">-pie</text:span>, <text:span text:style-name="T236">then </text:span>you will<text:span text:style-name="T199"> </text:span>core dump <text:span text:style-name="T267">unless using</text:span><text:span text:style-name="T266"> Android 4.1 </text:span><text:span text:style-name="T267">and above</text:span>. <text:span text:style-name="T201">Logcat shows the linker (</text:span><text:span text:style-name="T35">/</text:span><text:span text:style-name="T42">system</text:span><text:span text:style-name="T35">/bin/linker</text:span><text:span text:style-name="T201">) is the problem.</text:span></text:p>
      <text:p text:style-name="P77">shell@android: $ ./fips_hmac.exe -v fips_hmac.exe<text:line-break/>[2] + Stopped (signal) <text:s text:c="4"/>./fips_hmac.exe -v fips_hmac.exe<text:line-break/>[1] - Segmentation fault <text:s text:c="2"/>./fips_hmac.exe -v fips_hmac.ex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9in" fo:margin-bottom="0.85in" fo:margin-left="0.9in" fo:margin-right="0.9in" style:shadow="none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rey Walton</meta:initial-creator>
    <meta:creation-date>2013-06-20T01:29:25</meta:creation-date>
    <meta:editing-duration>P1DT8H28M36S</meta:editing-duration>
    <meta:editing-cycles>389</meta:editing-cycles>
    <meta:generator>LibreOffice/4.0.2.2$Linux_X86_64 LibreOffice_project/400m0$Build-2</meta:generator>
    <dc:description>Guide for building OpenSSL FIPS Object Module and FIPS Capbale Library, both static and shared, for the Android platform.</dc:description>
    <meta:keyword>OpenSSL FIPS Object Module Capable Library and Android Guide Documentation</meta:keyword>
    <dc:subject>OpenSSL FIPS Library and Android Guide</dc:subject>
    <dc:title>OpenSSL FIPS Library and Android Guide</dc:title>
    <dc:date>2013-06-26T16:11:19</dc:date>
    <dc:creator>Jeffrey Walton</dc:creator>
    <meta:document-statistic meta:table-count="0" meta:image-count="0" meta:object-count="0" meta:page-count="9" meta:paragraph-count="151" meta:word-count="2668" meta:character-count="18809" meta:non-whitespace-character-count="16130"/>
    <meta:user-defined meta:name="Owner">OpenSSL Foundation</meta:user-defined>
    <meta:user-defined meta:name="Project">OpenSSL and Android Documentation</meta:user-defined>
  </office:meta>
</office:document-meta>
</file>